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ormalWeb" style:master-page-name="MP0" style:family="paragraph">
      <style:paragraph-properties fo:break-before="page" style:writing-mode="rl-tb"/>
    </style:style>
    <style:style style:name="T2" style:parent-style-name="DefaultParagraphFont" style:family="text">
      <style:text-properties style:font-name="Taamey Ashkenaz" style:font-name-complex="Taamey Ashkenaz" fo:font-size="8.5pt" style:font-size-asian="8.5pt" style:font-size-complex="8.5pt"/>
    </style:style>
    <style:style style:name="P3" style:parent-style-name="NormalWeb" style:family="paragraph">
      <style:paragraph-properties style:writing-mode="rl-tb"/>
    </style:style>
    <style:style style:name="T4" style:parent-style-name="DefaultParagraphFont" style:family="text">
      <style:text-properties style:font-name="Taamey Ashkenaz" style:font-name-complex="Taamey Ashkenaz" fo:font-size="8.5pt" style:font-size-asian="8.5pt" style:font-size-complex="8.5pt"/>
    </style:style>
    <style:style style:name="T5" style:parent-style-name="DefaultParagraphFont" style:family="text">
      <style:text-properties style:font-name="Taamey Ashkenaz" style:font-name-complex="Taamey Ashkenaz" fo:font-size="8.5pt" style:font-size-asian="8.5pt" style:font-size-complex="8.5pt"/>
    </style:style>
    <style:style style:name="T6" style:parent-style-name="DefaultParagraphFont" style:family="text">
      <style:text-properties style:font-name="Taamey Ashkenaz" style:font-name-complex="Taamey Ashkenaz" fo:font-size="8.5pt" style:font-size-asian="8.5pt" style:font-size-complex="8.5pt"/>
    </style:style>
    <style:style style:name="T7" style:parent-style-name="DefaultParagraphFont" style:family="text">
      <style:text-properties style:font-name="Taamey Ashkenaz" style:font-name-complex="Taamey Ashkenaz" fo:font-size="8.5pt" style:font-size-asian="8.5pt" style:font-size-complex="8.5pt"/>
    </style:style>
    <style:style style:name="T8" style:parent-style-name="DefaultParagraphFont" style:family="text">
      <style:text-properties style:font-name="Taamey Ashkenaz" style:font-name-complex="Taamey Ashkenaz" fo:font-size="8.5pt" style:font-size-asian="8.5pt" style:font-size-complex="8.5pt"/>
    </style:style>
    <style:style style:name="T9" style:parent-style-name="DefaultParagraphFont" style:family="text">
      <style:text-properties style:font-name="Taamey Ashkenaz" style:font-name-complex="Taamey Ashkenaz" fo:font-size="8.5pt" style:font-size-asian="8.5pt" style:font-size-complex="8.5pt"/>
    </style:style>
    <style:style style:name="T10" style:parent-style-name="DefaultParagraphFont" style:family="text">
      <style:text-properties style:font-name="Taamey Ashkenaz" style:font-name-complex="Taamey Ashkenaz" fo:font-size="8.5pt" style:font-size-asian="8.5pt" style:font-size-complex="8.5pt"/>
    </style:style>
    <style:style style:name="P11" style:parent-style-name="NormalWeb" style:family="paragraph">
      <style:paragraph-properties style:writing-mode="rl-tb"/>
    </style:style>
    <style:style style:name="T12" style:parent-style-name="DefaultParagraphFont" style:family="text">
      <style:text-properties style:font-name="Taamey Ashkenaz" style:font-name-complex="Taamey Ashkenaz" fo:font-size="8.5pt" style:font-size-asian="8.5pt" style:font-size-complex="8.5pt"/>
    </style:style>
    <style:style style:name="T13" style:parent-style-name="DefaultParagraphFont" style:family="text">
      <style:text-properties style:font-name="Taamey Ashkenaz" style:font-name-complex="Taamey Ashkenaz" fo:font-size="8.5pt" style:font-size-asian="8.5pt" style:font-size-complex="8.5pt"/>
    </style:style>
    <style:style style:name="T14" style:parent-style-name="DefaultParagraphFont" style:family="text">
      <style:text-properties style:font-name="Taamey Ashkenaz" style:font-name-complex="Taamey Ashkenaz" fo:font-size="8.5pt" style:font-size-asian="8.5pt" style:font-size-complex="8.5pt"/>
    </style:style>
    <style:style style:name="T15" style:parent-style-name="DefaultParagraphFont" style:family="text">
      <style:text-properties style:font-name="Taamey Ashkenaz" style:font-name-complex="Taamey Ashkenaz" fo:font-size="8.5pt" style:font-size-asian="8.5pt" style:font-size-complex="8.5pt"/>
    </style:style>
    <style:style style:name="T16" style:parent-style-name="DefaultParagraphFont" style:family="text">
      <style:text-properties style:font-name="Taamey Ashkenaz" style:font-name-complex="Taamey Ashkenaz" fo:font-size="8.5pt" style:font-size-asian="8.5pt" style:font-size-complex="8.5pt"/>
    </style:style>
    <style:style style:name="T17" style:parent-style-name="DefaultParagraphFont" style:family="text">
      <style:text-properties style:font-name="Taamey Ashkenaz" style:font-name-complex="Taamey Ashkenaz" fo:font-size="8.5pt" style:font-size-asian="8.5pt" style:font-size-complex="8.5pt"/>
    </style:style>
    <style:style style:name="T18" style:parent-style-name="DefaultParagraphFont" style:family="text">
      <style:text-properties style:font-name="Taamey Ashkenaz" style:font-name-complex="Taamey Ashkenaz" fo:font-size="8.5pt" style:font-size-asian="8.5pt" style:font-size-complex="8.5pt"/>
    </style:style>
    <style:style style:name="T19" style:parent-style-name="DefaultParagraphFont" style:family="text">
      <style:text-properties style:font-name="Taamey Ashkenaz" style:font-name-complex="Taamey Ashkenaz" fo:font-size="8.5pt" style:font-size-asian="8.5pt" style:font-size-complex="8.5pt"/>
    </style:style>
    <style:style style:name="T20" style:parent-style-name="DefaultParagraphFont" style:family="text">
      <style:text-properties style:font-name="Taamey Ashkenaz" style:font-name-complex="Taamey Ashkenaz" fo:font-size="8.5pt" style:font-size-asian="8.5pt" style:font-size-complex="8.5pt"/>
    </style:style>
    <style:style style:name="T21" style:parent-style-name="DefaultParagraphFont" style:family="text">
      <style:text-properties style:font-name="Taamey Ashkenaz" style:font-name-complex="Taamey Ashkenaz" fo:font-size="8.5pt" style:font-size-asian="8.5pt" style:font-size-complex="8.5pt"/>
    </style:style>
    <style:style style:name="T22" style:parent-style-name="DefaultParagraphFont" style:family="text">
      <style:text-properties style:font-name="Taamey Ashkenaz" style:font-name-complex="Taamey Ashkenaz" fo:font-size="8.5pt" style:font-size-asian="8.5pt" style:font-size-complex="8.5pt"/>
    </style:style>
    <style:style style:name="T23" style:parent-style-name="DefaultParagraphFont" style:family="text">
      <style:text-properties style:font-name="Taamey Ashkenaz" style:font-name-complex="Taamey Ashkenaz" fo:font-size="8.5pt" style:font-size-asian="8.5pt" style:font-size-complex="8.5pt"/>
    </style:style>
    <style:style style:name="P24" style:parent-style-name="Textbody" style:family="paragraph">
      <style:paragraph-properties fo:text-align="start" style:writing-mode="rl-tb" fo:margin-bottom="0.0576in"/>
    </style:style>
    <style:style style:name="T25" style:parent-style-name="DefaultParagraphFont" style:family="text">
      <style:text-properties style:font-name="Taamey Ashkenaz" style:font-name-complex="Taamey Ashkenaz" fo:font-size="8.5pt" style:font-size-asian="8.5pt" style:font-size-complex="8.5pt"/>
    </style:style>
    <style:style style:name="T26" style:parent-style-name="DefaultParagraphFont" style:family="text">
      <style:text-properties style:font-name="Taamey Ashkenaz" style:font-name-complex="Taamey Ashkenaz" fo:font-size="8.5pt" style:font-size-asian="8.5pt" style:font-size-complex="8.5pt"/>
    </style:style>
    <style:style style:name="P27" style:parent-style-name="Textbody" style:family="paragraph">
      <style:paragraph-properties fo:text-align="start" style:writing-mode="rl-tb" fo:margin-bottom="0.0576in"/>
    </style:style>
    <style:style style:name="T28" style:parent-style-name="DefaultParagraphFont" style:family="text">
      <style:text-properties style:font-name="Taamey Ashkenaz" style:font-name-complex="Taamey Ashkenaz" fo:font-size="8.5pt" style:font-size-asian="8.5pt" style:font-size-complex="8.5pt"/>
    </style:style>
    <style:style style:name="T29" style:parent-style-name="DefaultParagraphFont" style:family="text">
      <style:text-properties style:font-name="Taamey Ashkenaz" style:font-name-complex="Taamey Ashkenaz" fo:font-size="8.5pt" style:font-size-asian="8.5pt" style:font-size-complex="8.5pt"/>
    </style:style>
    <style:style style:name="T30" style:parent-style-name="DefaultParagraphFont" style:family="text">
      <style:text-properties style:font-name="Taamey Ashkenaz" style:font-name-complex="Taamey Ashkenaz" fo:font-size="8.5pt" style:font-size-asian="8.5pt" style:font-size-complex="8.5pt"/>
    </style:style>
    <style:style style:name="T31" style:parent-style-name="DefaultParagraphFont" style:family="text">
      <style:text-properties style:font-name="Taamey Ashkenaz" style:font-name-complex="Taamey Ashkenaz" fo:font-size="8.5pt" style:font-size-asian="8.5pt" style:font-size-complex="8.5pt"/>
    </style:style>
    <style:style style:name="T32" style:parent-style-name="DefaultParagraphFont" style:family="text">
      <style:text-properties style:font-name="Taamey Ashkenaz" style:font-name-complex="Taamey Ashkenaz" fo:font-size="8.5pt" style:font-size-asian="8.5pt" style:font-size-complex="8.5pt"/>
    </style:style>
    <style:style style:name="T33" style:parent-style-name="DefaultParagraphFont" style:family="text">
      <style:text-properties style:font-name="Taamey Ashkenaz" style:font-name-complex="Taamey Ashkenaz" fo:font-size="8.5pt" style:font-size-asian="8.5pt" style:font-size-complex="8.5pt"/>
    </style:style>
    <style:style style:name="P34" style:parent-style-name="Textbody" style:family="paragraph">
      <style:paragraph-properties fo:text-align="start" style:writing-mode="rl-tb" fo:margin-bottom="0.0576in"/>
    </style:style>
    <style:style style:name="T35" style:parent-style-name="DefaultParagraphFont" style:family="text">
      <style:text-properties style:font-name="Taamey Ashkenaz" style:font-name-complex="Taamey Ashkenaz" fo:font-size="8.5pt" style:font-size-asian="8.5pt" style:font-size-complex="8.5pt"/>
    </style:style>
    <style:style style:name="T36" style:parent-style-name="DefaultParagraphFont" style:family="text">
      <style:text-properties style:font-name="Taamey Ashkenaz" style:font-name-complex="Taamey Ashkenaz" fo:font-size="8.5pt" style:font-size-asian="8.5pt" style:font-size-complex="8.5pt"/>
    </style:style>
    <style:style style:name="T37" style:parent-style-name="DefaultParagraphFont" style:family="text">
      <style:text-properties style:font-name="Taamey Ashkenaz" style:font-name-complex="Taamey Ashkenaz" fo:font-size="8.5pt" style:font-size-asian="8.5pt" style:font-size-complex="8.5pt"/>
    </style:style>
    <style:style style:name="P38" style:parent-style-name="NormalWeb" style:family="paragraph">
      <style:paragraph-properties style:writing-mode="rl-tb"/>
    </style:style>
    <style:style style:name="T39" style:parent-style-name="DefaultParagraphFont" style:family="text">
      <style:text-properties style:font-name="Taamey Ashkenaz" style:font-name-complex="Taamey Ashkenaz" fo:font-size="8.5pt" style:font-size-asian="8.5pt" style:font-size-complex="8.5pt"/>
    </style:style>
    <style:style style:name="T40" style:parent-style-name="DefaultParagraphFont" style:family="text">
      <style:text-properties style:font-name="Taamey Ashkenaz" style:font-name-complex="Taamey Ashkenaz" fo:font-size="8.5pt" style:font-size-asian="8.5pt" style:font-size-complex="8.5pt"/>
    </style:style>
    <style:style style:name="T41" style:parent-style-name="DefaultParagraphFont" style:family="text">
      <style:text-properties style:font-name="Taamey Ashkenaz" style:font-name-complex="Taamey Ashkenaz" fo:font-size="8.5pt" style:font-size-asian="8.5pt" style:font-size-complex="8.5pt"/>
    </style:style>
    <style:style style:name="T42" style:parent-style-name="DefaultParagraphFont" style:family="text">
      <style:text-properties style:font-name="Taamey Ashkenaz" style:font-name-complex="Taamey Ashkenaz" fo:font-size="8.5pt" style:font-size-asian="8.5pt" style:font-size-complex="8.5pt"/>
    </style:style>
    <style:style style:name="T43" style:parent-style-name="DefaultParagraphFont" style:family="text">
      <style:text-properties style:font-name="Taamey Ashkenaz" style:font-name-complex="Taamey Ashkenaz" fo:font-size="8.5pt" style:font-size-asian="8.5pt" style:font-size-complex="8.5pt"/>
    </style:style>
    <style:style style:name="P44" style:parent-style-name="NormalWeb" style:family="paragraph">
      <style:paragraph-properties style:writing-mode="rl-tb"/>
    </style:style>
    <style:style style:name="T45" style:parent-style-name="DefaultParagraphFont" style:family="text">
      <style:text-properties style:font-name="Taamey Ashkenaz" style:font-name-complex="Taamey Ashkenaz" fo:font-size="8.5pt" style:font-size-asian="8.5pt" style:font-size-complex="8.5pt"/>
    </style:style>
    <style:style style:name="T46" style:parent-style-name="DefaultParagraphFont" style:family="text">
      <style:text-properties style:font-name="Taamey Ashkenaz" style:font-name-complex="Taamey Ashkenaz" fo:font-size="8.5pt" style:font-size-asian="8.5pt" style:font-size-complex="8.5pt"/>
    </style:style>
    <style:style style:name="T47" style:parent-style-name="DefaultParagraphFont" style:family="text">
      <style:text-properties style:font-name="Taamey Ashkenaz" style:font-name-complex="Taamey Ashkenaz" fo:font-size="8.5pt" style:font-size-asian="8.5pt" style:font-size-complex="8.5pt"/>
    </style:style>
    <style:style style:name="T48" style:parent-style-name="DefaultParagraphFont" style:family="text">
      <style:text-properties style:font-name="Taamey Ashkenaz" style:font-name-complex="Taamey Ashkenaz" fo:font-size="8.5pt" style:font-size-asian="8.5pt" style:font-size-complex="8.5pt"/>
    </style:style>
    <style:style style:name="T49" style:parent-style-name="DefaultParagraphFont" style:family="text">
      <style:text-properties style:font-name="Taamey Ashkenaz" style:font-name-complex="Taamey Ashkenaz" fo:font-size="8.5pt" style:font-size-asian="8.5pt" style:font-size-complex="8.5pt"/>
    </style:style>
    <style:style style:name="P50" style:parent-style-name="Textbody" style:family="paragraph">
      <style:paragraph-properties fo:text-align="start" style:writing-mode="rl-tb" fo:margin-bottom="0.0576in"/>
    </style:style>
    <style:style style:name="T51" style:parent-style-name="DefaultParagraphFont" style:family="text">
      <style:text-properties style:font-name="Taamey Ashkenaz" style:font-name-complex="Taamey Ashkenaz" fo:font-size="8.5pt" style:font-size-asian="8.5pt" style:font-size-complex="8.5pt"/>
    </style:style>
    <style:style style:name="T52" style:parent-style-name="DefaultParagraphFont" style:family="text">
      <style:text-properties style:font-name="Taamey Ashkenaz" style:font-name-complex="Taamey Ashkenaz" fo:font-size="8.5pt" style:font-size-asian="8.5pt" style:font-size-complex="8.5pt"/>
    </style:style>
    <style:style style:name="T53" style:parent-style-name="DefaultParagraphFont" style:family="text">
      <style:text-properties style:font-name="Taamey Ashkenaz" style:font-name-complex="Taamey Ashkenaz" fo:font-size="8.5pt" style:font-size-asian="8.5pt" style:font-size-complex="8.5pt"/>
    </style:style>
    <style:style style:name="P54" style:parent-style-name="Textbody" style:family="paragraph">
      <style:paragraph-properties fo:text-align="start" style:writing-mode="rl-tb" fo:margin-bottom="0.0576in"/>
    </style:style>
    <style:style style:name="T55" style:parent-style-name="DefaultParagraphFont" style:family="text">
      <style:text-properties style:font-name="Taamey Ashkenaz" style:font-name-complex="Taamey Ashkenaz" fo:font-size="8.5pt" style:font-size-asian="8.5pt" style:font-size-complex="8.5pt"/>
    </style:style>
    <style:style style:name="T56" style:parent-style-name="DefaultParagraphFont" style:family="text">
      <style:text-properties style:font-name="Taamey Ashkenaz" style:font-name-complex="Taamey Ashkenaz" fo:font-size="8.5pt" style:font-size-asian="8.5pt" style:font-size-complex="8.5pt"/>
    </style:style>
    <style:style style:name="T57" style:parent-style-name="DefaultParagraphFont" style:family="text">
      <style:text-properties style:font-name="Taamey Ashkenaz" style:font-name-complex="Taamey Ashkenaz" fo:font-size="8.5pt" style:font-size-asian="8.5pt" style:font-size-complex="8.5pt"/>
    </style:style>
    <style:style style:name="P58" style:parent-style-name="Textbody" style:family="paragraph">
      <style:paragraph-properties fo:text-align="center" fo:margin-bottom="0.0576in"/>
    </style:style>
    <style:style style:name="T59" style:parent-style-name="DefaultParagraphFont" style:family="text">
      <style:text-properties style:font-name="Taamey Ashkenaz" style:font-name-complex="Taamey Ashkenaz" fo:font-size="8.5pt" style:font-size-asian="8.5pt" style:font-size-complex="8.5pt"/>
    </style:style>
    <style:style style:name="P60" style:parent-style-name="Textbody" style:family="paragraph">
      <style:paragraph-properties fo:text-align="start" style:writing-mode="rl-tb" fo:margin-bottom="0.0576in"/>
    </style:style>
    <style:style style:name="T61" style:parent-style-name="DefaultParagraphFont" style:family="text">
      <style:text-properties style:font-name="Taamey Ashkenaz" style:font-name-complex="Taamey Ashkenaz" fo:font-size="8.5pt" style:font-size-asian="8.5pt" style:font-size-complex="8.5pt"/>
    </style:style>
    <style:style style:name="T62" style:parent-style-name="DefaultParagraphFont" style:family="text">
      <style:text-properties style:font-name="Taamey Ashkenaz" style:font-name-complex="Taamey Ashkenaz" fo:font-size="8.5pt" style:font-size-asian="8.5pt" style:font-size-complex="8.5pt"/>
    </style:style>
    <style:style style:name="P63" style:parent-style-name="Textbody" style:family="paragraph">
      <style:paragraph-properties style:writing-mode="rl-tb" fo:margin-bottom="0.0576in"/>
    </style:style>
    <style:style style:name="T64" style:parent-style-name="DefaultParagraphFont" style:family="text">
      <style:text-properties style:font-name="Taamey Ashkenaz" style:font-name-complex="Taamey Ashkenaz" fo:font-size="8.5pt" style:font-size-asian="8.5pt" style:font-size-complex="8.5pt"/>
    </style:style>
    <style:style style:name="T65" style:parent-style-name="DefaultParagraphFont" style:family="text">
      <style:text-properties style:font-name="Times New Roman" style:font-name-complex="Times New Roman" fo:font-size="8.5pt" style:font-size-asian="8.5pt" style:font-size-complex="8.5pt"/>
    </style:style>
    <style:style style:name="T66" style:parent-style-name="DefaultParagraphFont" style:family="text">
      <style:text-properties style:font-name="Taamey Ashkenaz" style:font-name-complex="Taamey Ashkenaz" fo:font-size="8.5pt" style:font-size-asian="8.5pt" style:font-size-complex="8.5pt"/>
    </style:style>
    <style:style style:name="P67" style:parent-style-name="Textbody" style:family="paragraph">
      <style:paragraph-properties style:writing-mode="rl-tb" fo:margin-bottom="0.0576in"/>
    </style:style>
    <style:style style:name="T68" style:parent-style-name="DefaultParagraphFont" style:family="text">
      <style:text-properties style:font-name="Taamey Ashkenaz" style:font-name-complex="Taamey Ashkenaz" fo:font-size="8.5pt" style:font-size-asian="8.5pt" style:font-size-complex="8.5pt"/>
    </style:style>
    <style:style style:name="T69" style:parent-style-name="DefaultParagraphFont" style:family="text">
      <style:text-properties style:font-name="Taamey Ashkenaz" style:font-name-complex="Taamey Ashkenaz" fo:font-size="8.5pt" style:font-size-asian="8.5pt" style:font-size-complex="8.5pt"/>
    </style:style>
    <style:style style:name="P70" style:parent-style-name="Textbody" style:family="paragraph">
      <style:paragraph-properties fo:text-align="start" style:writing-mode="rl-tb" fo:margin-bottom="0.0576in"/>
    </style:style>
    <style:style style:name="T71" style:parent-style-name="DefaultParagraphFont" style:family="text">
      <style:text-properties style:font-name="Taamey Ashkenaz" style:font-name-complex="Taamey Ashkenaz" fo:font-size="8.5pt" style:font-size-asian="8.5pt" style:font-size-complex="8.5pt"/>
    </style:style>
    <style:style style:name="P72" style:parent-style-name="Textbody" style:family="paragraph">
      <style:paragraph-properties fo:text-align="start" style:writing-mode="rl-tb" fo:margin-bottom="0.0576in"/>
    </style:style>
    <style:style style:name="T73" style:parent-style-name="DefaultParagraphFont" style:family="text">
      <style:text-properties style:font-name="Taamey Ashkenaz" style:font-name-complex="Taamey Ashkenaz" fo:font-size="8.5pt" style:font-size-asian="8.5pt" style:font-size-complex="8.5pt"/>
    </style:style>
    <style:style style:name="T74" style:parent-style-name="DefaultParagraphFont" style:family="text">
      <style:text-properties style:font-name="Taamey Ashkenaz" style:font-name-complex="Taamey Ashkenaz" fo:font-size="8.5pt" style:font-size-asian="8.5pt" style:font-size-complex="8.5pt"/>
    </style:style>
    <style:style style:name="P75" style:parent-style-name="Textbody" style:family="paragraph">
      <style:paragraph-properties fo:text-align="start" style:writing-mode="rl-tb" fo:margin-bottom="0.0576in"/>
    </style:style>
    <style:style style:name="T76" style:parent-style-name="DefaultParagraphFont" style:family="text">
      <style:text-properties style:font-name="Taamey Ashkenaz" style:font-name-complex="Taamey Ashkenaz" fo:font-size="8.5pt" style:font-size-asian="8.5pt" style:font-size-complex="8.5pt"/>
    </style:style>
    <style:style style:name="T77" style:parent-style-name="DefaultParagraphFont" style:family="text">
      <style:text-properties style:font-name="Taamey Ashkenaz" style:font-name-complex="Taamey Ashkenaz" fo:font-size="8.5pt" style:font-size-asian="8.5pt" style:font-size-complex="8.5pt"/>
    </style:style>
    <style:style style:name="T78" style:parent-style-name="DefaultParagraphFont" style:family="text">
      <style:text-properties style:font-name="Taamey Ashkenaz" style:font-name-complex="Taamey Ashkenaz" fo:font-size="8.5pt" style:font-size-asian="8.5pt" style:font-size-complex="8.5pt"/>
    </style:style>
    <style:style style:name="P79" style:parent-style-name="Textbody" style:family="paragraph">
      <style:paragraph-properties fo:text-align="start" style:writing-mode="rl-tb" fo:margin-bottom="0.0576in"/>
    </style:style>
    <style:style style:name="T80" style:parent-style-name="DefaultParagraphFont" style:family="text">
      <style:text-properties style:font-name="Taamey Ashkenaz" style:font-name-complex="Taamey Ashkenaz" fo:font-size="8.5pt" style:font-size-asian="8.5pt" style:font-size-complex="8.5pt"/>
    </style:style>
    <style:style style:name="T81" style:parent-style-name="DefaultParagraphFont" style:family="text">
      <style:text-properties style:font-name="Taamey Ashkenaz" style:font-name-complex="Taamey Ashkenaz" fo:font-size="8.5pt" style:font-size-asian="8.5pt" style:font-size-complex="8.5pt"/>
    </style:style>
    <style:style style:name="P82" style:parent-style-name="Textbody" style:family="paragraph">
      <style:paragraph-properties fo:text-align="start" style:writing-mode="rl-tb" fo:margin-bottom="0.0576in"/>
    </style:style>
    <style:style style:name="T83" style:parent-style-name="DefaultParagraphFont" style:family="text">
      <style:text-properties style:font-name="Taamey Ashkenaz" style:font-name-complex="Taamey Ashkenaz" fo:font-size="8.5pt" style:font-size-asian="8.5pt" style:font-size-complex="8.5pt"/>
    </style:style>
    <style:style style:name="T84" style:parent-style-name="DefaultParagraphFont" style:family="text">
      <style:text-properties style:font-name="Taamey Ashkenaz" style:font-name-complex="Taamey Ashkenaz" fo:font-size="8.5pt" style:font-size-asian="8.5pt" style:font-size-complex="8.5pt"/>
    </style:style>
    <style:style style:name="P85" style:parent-style-name="Textbody" style:family="paragraph">
      <style:paragraph-properties fo:text-align="start" style:writing-mode="rl-tb" fo:margin-bottom="0.0576in"/>
    </style:style>
    <style:style style:name="T86" style:parent-style-name="DefaultParagraphFont" style:family="text">
      <style:text-properties style:font-name="Taamey Ashkenaz" style:font-name-complex="Taamey Ashkenaz" fo:font-size="8.5pt" style:font-size-asian="8.5pt" style:font-size-complex="8.5pt"/>
    </style:style>
    <style:style style:name="T87" style:parent-style-name="DefaultParagraphFont" style:family="text">
      <style:text-properties style:font-name="Taamey Ashkenaz" style:font-name-complex="Taamey Ashkenaz" fo:font-size="8.5pt" style:font-size-asian="8.5pt" style:font-size-complex="8.5pt"/>
    </style:style>
    <style:style style:name="T88" style:parent-style-name="DefaultParagraphFont" style:family="text">
      <style:text-properties style:font-name="Taamey Ashkenaz" style:font-name-complex="Taamey Ashkenaz" fo:font-size="8.5pt" style:font-size-asian="8.5pt" style:font-size-complex="8.5pt"/>
    </style:style>
    <style:style style:name="T89" style:parent-style-name="DefaultParagraphFont" style:family="text">
      <style:text-properties style:font-name="Taamey Ashkenaz" style:font-name-complex="Taamey Ashkenaz" fo:font-size="8.5pt" style:font-size-asian="8.5pt" style:font-size-complex="8.5pt"/>
    </style:style>
    <style:style style:name="P90" style:parent-style-name="Textbody" style:family="paragraph">
      <style:paragraph-properties fo:text-align="start" style:writing-mode="rl-tb" fo:margin-bottom="0.0576in"/>
    </style:style>
    <style:style style:name="T91" style:parent-style-name="DefaultParagraphFont" style:family="text">
      <style:text-properties style:font-name="Taamey Ashkenaz" style:font-name-complex="Taamey Ashkenaz" fo:font-size="8.5pt" style:font-size-asian="8.5pt" style:font-size-complex="8.5pt"/>
    </style:style>
    <style:style style:name="P92" style:parent-style-name="Textbody" style:family="paragraph">
      <style:paragraph-properties fo:text-align="start" style:writing-mode="rl-tb" fo:margin-bottom="0.0576in"/>
    </style:style>
    <style:style style:name="T93" style:parent-style-name="DefaultParagraphFont" style:family="text">
      <style:text-properties style:font-name="Taamey Ashkenaz" style:font-name-complex="Taamey Ashkenaz" fo:font-size="8.5pt" style:font-size-asian="8.5pt" style:font-size-complex="8.5pt"/>
    </style:style>
    <style:style style:name="T94" style:parent-style-name="DefaultParagraphFont" style:family="text">
      <style:text-properties style:font-name="Taamey Ashkenaz" style:font-name-complex="Taamey Ashkenaz" fo:font-size="8.5pt" style:font-size-asian="8.5pt" style:font-size-complex="8.5pt"/>
    </style:style>
    <style:style style:name="T95" style:parent-style-name="DefaultParagraphFont" style:family="text">
      <style:text-properties style:font-name="Taamey Ashkenaz" style:font-name-complex="Taamey Ashkenaz" fo:font-size="8.5pt" style:font-size-asian="8.5pt" style:font-size-complex="8.5pt"/>
    </style:style>
    <style:style style:name="P96" style:parent-style-name="Textbody" style:family="paragraph">
      <style:paragraph-properties fo:text-align="center" style:writing-mode="rl-tb" fo:margin-bottom="0.0576in"/>
    </style:style>
    <style:style style:name="T97" style:parent-style-name="DefaultParagraphFont" style:family="text">
      <style:text-properties style:font-name="Taamey Ashkenaz" style:font-name-complex="Taamey Ashkenaz" fo:font-size="8.5pt" style:font-size-asian="8.5pt" style:font-size-complex="8.5pt"/>
    </style:style>
    <style:style style:name="T98" style:parent-style-name="DefaultParagraphFont" style:family="text">
      <style:text-properties style:font-name="Taamey Ashkenaz" style:font-name-complex="Taamey Ashkenaz" fo:font-size="8.5pt" style:font-size-asian="8.5pt" style:font-size-complex="8.5pt"/>
    </style:style>
    <style:style style:name="P99" style:parent-style-name="Textbody" style:family="paragraph">
      <style:paragraph-properties fo:text-align="start" style:writing-mode="rl-tb" fo:margin-bottom="0.0576in"/>
    </style:style>
    <style:style style:name="T100" style:parent-style-name="DefaultParagraphFont" style:family="text">
      <style:text-properties style:font-name="Taamey Ashkenaz" style:font-name-complex="Taamey Ashkenaz" fo:font-size="8.5pt" style:font-size-asian="8.5pt" style:font-size-complex="8.5pt"/>
    </style:style>
    <style:style style:name="T101" style:parent-style-name="DefaultParagraphFont" style:family="text">
      <style:text-properties style:font-name="Taamey Ashkenaz" style:font-name-complex="Taamey Ashkenaz" fo:font-size="8.5pt" style:font-size-asian="8.5pt" style:font-size-complex="8.5pt"/>
    </style:style>
    <style:style style:name="T102" style:parent-style-name="DefaultParagraphFont" style:family="text">
      <style:text-properties style:font-name="Taamey Ashkenaz" style:font-name-complex="Taamey Ashkenaz" fo:font-size="8.5pt" style:font-size-asian="8.5pt" style:font-size-complex="8.5pt"/>
    </style:style>
    <style:style style:name="P103" style:parent-style-name="Textbody" style:family="paragraph">
      <style:paragraph-properties style:writing-mode="rl-tb" fo:margin-bottom="0.0576in"/>
    </style:style>
    <style:style style:name="T104" style:parent-style-name="DefaultParagraphFont" style:family="text">
      <style:text-properties style:font-name="Taamey Ashkenaz" style:font-name-complex="Taamey Ashkenaz" fo:font-size="8.5pt" style:font-size-asian="8.5pt" style:font-size-complex="8.5pt"/>
    </style:style>
    <style:style style:name="T105" style:parent-style-name="DefaultParagraphFont" style:family="text">
      <style:text-properties style:font-name="Taamey Ashkenaz" style:font-name-complex="Taamey Ashkenaz" fo:font-size="8.5pt" style:font-size-asian="8.5pt" style:font-size-complex="8.5pt"/>
    </style:style>
    <style:style style:name="T106" style:parent-style-name="DefaultParagraphFont" style:family="text">
      <style:text-properties style:font-name="Taamey Ashkenaz" style:font-name-complex="Taamey Ashkenaz" fo:font-size="8.5pt" style:font-size-asian="8.5pt" style:font-size-complex="8.5pt"/>
    </style:style>
    <style:style style:name="T107" style:parent-style-name="DefaultParagraphFont" style:family="text">
      <style:text-properties style:font-name="Taamey Ashkenaz" style:font-name-complex="Taamey Ashkenaz" fo:font-size="8.5pt" style:font-size-asian="8.5pt" style:font-size-complex="8.5pt"/>
    </style:style>
    <style:style style:name="T108" style:parent-style-name="DefaultParagraphFont" style:family="text">
      <style:text-properties style:font-name="Taamey Ashkenaz" style:font-name-complex="Taamey Ashkenaz" fo:font-size="8.5pt" style:font-size-asian="8.5pt" style:font-size-complex="8.5pt"/>
    </style:style>
    <style:style style:name="T109" style:parent-style-name="DefaultParagraphFont" style:family="text">
      <style:text-properties style:font-name="Taamey Ashkenaz" style:font-name-complex="Taamey Ashkenaz" fo:font-size="8.5pt" style:font-size-asian="8.5pt" style:font-size-complex="8.5pt"/>
    </style:style>
    <style:style style:name="P110" style:parent-style-name="Textbody" style:family="paragraph">
      <style:paragraph-properties fo:text-align="start" style:writing-mode="rl-tb" fo:margin-bottom="0.0576in"/>
    </style:style>
    <style:style style:name="T111" style:parent-style-name="DefaultParagraphFont" style:family="text">
      <style:text-properties style:font-name="Taamey Ashkenaz" style:font-name-complex="Taamey Ashkenaz" fo:font-size="8.5pt" style:font-size-asian="8.5pt" style:font-size-complex="8.5pt"/>
    </style:style>
    <style:style style:name="T112" style:parent-style-name="DefaultParagraphFont" style:family="text">
      <style:text-properties style:font-name="Taamey Ashkenaz" style:font-name-complex="Taamey Ashkenaz" fo:font-size="8.5pt" style:font-size-asian="8.5pt" style:font-size-complex="8.5pt"/>
    </style:style>
    <style:style style:name="P113" style:parent-style-name="Textbody" style:family="paragraph">
      <style:paragraph-properties fo:text-align="start" style:writing-mode="rl-tb" fo:margin-bottom="0.0576in"/>
    </style:style>
    <style:style style:name="T114" style:parent-style-name="DefaultParagraphFont" style:family="text">
      <style:text-properties style:font-name="Taamey Ashkenaz" style:font-name-complex="Taamey Ashkenaz" fo:font-size="8.5pt" style:font-size-asian="8.5pt" style:font-size-complex="8.5pt"/>
    </style:style>
    <style:style style:name="T115" style:parent-style-name="DefaultParagraphFont" style:family="text">
      <style:text-properties style:font-name="Taamey Ashkenaz" style:font-name-complex="Taamey Ashkenaz" fo:font-size="8.5pt" style:font-size-asian="8.5pt" style:font-size-complex="8.5pt"/>
    </style:style>
    <style:style style:name="P116" style:parent-style-name="Textbody" style:family="paragraph">
      <style:paragraph-properties fo:text-align="start" style:writing-mode="rl-tb" fo:margin-bottom="0.0576in"/>
    </style:style>
    <style:style style:name="T117" style:parent-style-name="DefaultParagraphFont" style:family="text">
      <style:text-properties style:font-name="Taamey Ashkenaz" style:font-name-complex="Taamey Ashkenaz" fo:font-size="8.5pt" style:font-size-asian="8.5pt" style:font-size-complex="8.5pt"/>
    </style:style>
    <style:style style:name="T118" style:parent-style-name="DefaultParagraphFont" style:family="text">
      <style:text-properties style:font-name="Taamey Ashkenaz" style:font-name-complex="Taamey Ashkenaz" fo:font-size="8.5pt" style:font-size-asian="8.5pt" style:font-size-complex="8.5pt"/>
    </style:style>
    <style:style style:name="T119" style:parent-style-name="DefaultParagraphFont" style:family="text">
      <style:text-properties style:font-name="Taamey Ashkenaz" style:font-name-complex="Taamey Ashkenaz" fo:font-size="8.5pt" style:font-size-asian="8.5pt" style:font-size-complex="8.5pt"/>
    </style:style>
    <style:style style:name="T120" style:parent-style-name="DefaultParagraphFont" style:family="text">
      <style:text-properties style:font-name="Taamey Ashkenaz" style:font-name-complex="Taamey Ashkenaz" fo:font-size="8.5pt" style:font-size-asian="8.5pt" style:font-size-complex="8.5pt"/>
    </style:style>
    <style:style style:name="T121" style:parent-style-name="DefaultParagraphFont" style:family="text">
      <style:text-properties style:font-name="Taamey Ashkenaz" style:font-name-complex="Taamey Ashkenaz" fo:font-size="8.5pt" style:font-size-asian="8.5pt" style:font-size-complex="8.5pt"/>
    </style:style>
    <style:style style:name="P122" style:parent-style-name="Textbody" style:family="paragraph">
      <style:paragraph-properties fo:text-align="start" style:writing-mode="rl-tb" fo:margin-bottom="0.0576in"/>
    </style:style>
    <style:style style:name="T123" style:parent-style-name="DefaultParagraphFont" style:family="text">
      <style:text-properties style:font-name="Taamey Ashkenaz" style:font-name-complex="Taamey Ashkenaz" fo:font-size="8.5pt" style:font-size-asian="8.5pt" style:font-size-complex="8.5pt"/>
    </style:style>
    <style:style style:name="T124" style:parent-style-name="DefaultParagraphFont" style:family="text">
      <style:text-properties style:font-name="Taamey Ashkenaz" style:font-name-complex="Taamey Ashkenaz" fo:font-size="8.5pt" style:font-size-asian="8.5pt" style:font-size-complex="8.5pt"/>
    </style:style>
    <style:style style:name="T125" style:parent-style-name="DefaultParagraphFont" style:family="text">
      <style:text-properties style:font-name="Taamey Ashkenaz" style:font-name-complex="Taamey Ashkenaz" fo:font-size="8.5pt" style:font-size-asian="8.5pt" style:font-size-complex="8.5pt"/>
    </style:style>
    <style:style style:name="T126" style:parent-style-name="DefaultParagraphFont" style:family="text">
      <style:text-properties style:font-name="Taamey Ashkenaz" style:font-name-complex="Taamey Ashkenaz" fo:font-size="8.5pt" style:font-size-asian="8.5pt" style:font-size-complex="8.5pt"/>
    </style:style>
    <style:style style:name="P127" style:parent-style-name="Normal" style:family="paragraph">
      <style:text-properties style:font-name="Taamey Ashkenaz" style:font-name-complex="Taamey Ashkenaz" fo:font-size="8.5pt" style:font-size-asian="8.5pt" style:font-size-complex="8.5pt" fo:hyphenate="true"/>
    </style:style>
    <style:style style:name="P128" style:parent-style-name="Normal" style:family="paragraph">
      <style:paragraph-properties fo:break-before="page"/>
      <style:text-properties style:font-name="Taamey Ashkenaz" style:font-name-complex="Taamey Ashkenaz" fo:font-size="8.5pt" style:font-size-asian="8.5pt" style:font-size-complex="8.5pt" fo:hyphenate="true"/>
    </style:style>
    <style:style style:name="P129" style:parent-style-name="Textbody" style:family="paragraph">
      <style:paragraph-properties fo:text-align="start" style:writing-mode="rl-tb" fo:margin-bottom="0.0576in"/>
    </style:style>
    <style:style style:name="T130" style:parent-style-name="DefaultParagraphFont" style:family="text">
      <style:text-properties style:font-name="Taamey Ashkenaz" style:font-name-complex="Taamey Ashkenaz" fo:font-size="8.5pt" style:font-size-asian="8.5pt" style:font-size-complex="8.5pt"/>
    </style:style>
    <style:style style:name="P131" style:parent-style-name="Textbody" style:family="paragraph">
      <style:paragraph-properties fo:text-align="start" style:writing-mode="rl-tb" fo:margin-bottom="0.0576in"/>
    </style:style>
    <style:style style:name="T132" style:parent-style-name="DefaultParagraphFont" style:family="text">
      <style:text-properties style:font-name="Taamey Ashkenaz" style:font-name-complex="Taamey Ashkenaz" fo:font-size="8.5pt" style:font-size-asian="8.5pt" style:font-size-complex="8.5pt"/>
    </style:style>
    <style:style style:name="P133" style:parent-style-name="Textbody" style:family="paragraph">
      <style:paragraph-properties style:writing-mode="rl-tb" fo:margin-bottom="0.0576in"/>
    </style:style>
    <style:style style:name="T134" style:parent-style-name="DefaultParagraphFont" style:family="text">
      <style:text-properties style:font-name="Taamey Ashkenaz" style:font-name-complex="Taamey Ashkenaz" fo:font-size="8.5pt" style:font-size-asian="8.5pt" style:font-size-complex="8.5pt"/>
    </style:style>
    <style:style style:name="T135" style:parent-style-name="DefaultParagraphFont" style:family="text">
      <style:text-properties style:font-name="Taamey Ashkenaz" style:font-name-complex="Taamey Ashkenaz" fo:font-size="8.5pt" style:font-size-asian="8.5pt" style:font-size-complex="8.5pt"/>
    </style:style>
    <style:style style:name="T136" style:parent-style-name="DefaultParagraphFont" style:family="text">
      <style:text-properties style:font-name="Taamey Ashkenaz" style:font-name-complex="Taamey Ashkenaz" fo:font-size="8.5pt" style:font-size-asian="8.5pt" style:font-size-complex="8.5pt"/>
    </style:style>
    <style:style style:name="P137" style:parent-style-name="Textbody" style:family="paragraph">
      <style:paragraph-properties fo:text-align="start" style:writing-mode="rl-tb" fo:margin-bottom="0.0576in"/>
    </style:style>
    <style:style style:name="T138" style:parent-style-name="DefaultParagraphFont" style:family="text">
      <style:text-properties style:font-name="Taamey Ashkenaz" style:font-name-complex="Taamey Ashkenaz" fo:font-size="8.5pt" style:font-size-asian="8.5pt" style:font-size-complex="8.5pt"/>
    </style:style>
    <style:style style:name="T139" style:parent-style-name="DefaultParagraphFont" style:family="text">
      <style:text-properties style:font-name="Taamey Ashkenaz" style:font-name-complex="Taamey Ashkenaz" fo:font-size="8.5pt" style:font-size-asian="8.5pt" style:font-size-complex="8.5pt"/>
    </style:style>
    <style:style style:name="T140" style:parent-style-name="DefaultParagraphFont" style:family="text">
      <style:text-properties style:font-name="Taamey Ashkenaz" style:font-name-complex="Taamey Ashkenaz" fo:font-size="8.5pt" style:font-size-asian="8.5pt" style:font-size-complex="8.5pt"/>
    </style:style>
    <style:style style:name="P141" style:parent-style-name="Textbody" style:family="paragraph">
      <style:paragraph-properties style:writing-mode="rl-tb" fo:margin-bottom="0.0576in"/>
    </style:style>
    <style:style style:name="T142" style:parent-style-name="DefaultParagraphFont" style:family="text">
      <style:text-properties style:font-name="Taamey Ashkenaz" style:font-name-complex="Taamey Ashkenaz" fo:font-size="8.5pt" style:font-size-asian="8.5pt" style:font-size-complex="8.5pt"/>
    </style:style>
    <style:style style:name="P143" style:parent-style-name="Textbody" style:family="paragraph">
      <style:paragraph-properties style:writing-mode="rl-tb" fo:margin-bottom="0.0576in"/>
    </style:style>
    <style:style style:name="T144" style:parent-style-name="DefaultParagraphFont" style:family="text">
      <style:text-properties style:font-name="Taamey Ashkenaz" style:font-name-complex="Taamey Ashkenaz" fo:font-size="8.5pt" style:font-size-asian="8.5pt" style:font-size-complex="8.5pt"/>
    </style:style>
    <style:style style:name="T145" style:parent-style-name="DefaultParagraphFont" style:family="text">
      <style:text-properties style:font-name="Taamey Ashkenaz" style:font-name-complex="Taamey Ashkenaz" fo:font-size="8.5pt" style:font-size-asian="8.5pt" style:font-size-complex="8.5pt"/>
    </style:style>
    <style:style style:name="T146" style:parent-style-name="DefaultParagraphFont" style:family="text">
      <style:text-properties style:font-name="Taamey Ashkenaz" style:font-name-complex="Taamey Ashkenaz" fo:font-size="8.5pt" style:font-size-asian="8.5pt" style:font-size-complex="8.5pt"/>
    </style:style>
    <style:style style:name="P147" style:parent-style-name="Textbody" style:family="paragraph">
      <style:paragraph-properties style:writing-mode="rl-tb" fo:margin-bottom="0.0576in"/>
    </style:style>
    <style:style style:name="T148" style:parent-style-name="DefaultParagraphFont" style:family="text">
      <style:text-properties style:font-name="Taamey Ashkenaz" style:font-name-complex="Taamey Ashkenaz" fo:font-size="8.5pt" style:font-size-asian="8.5pt" style:font-size-complex="8.5pt"/>
    </style:style>
    <style:style style:name="T149" style:parent-style-name="DefaultParagraphFont" style:family="text">
      <style:text-properties style:font-name="Taamey Ashkenaz" style:font-name-complex="Taamey Ashkenaz" fo:font-size="8.5pt" style:font-size-asian="8.5pt" style:font-size-complex="8.5pt"/>
    </style:style>
    <style:style style:name="T150" style:parent-style-name="DefaultParagraphFont" style:family="text">
      <style:text-properties style:font-name="Taamey Ashkenaz" style:font-name-complex="Taamey Ashkenaz" fo:font-size="8.5pt" style:font-size-asian="8.5pt" style:font-size-complex="8.5pt"/>
    </style:style>
    <style:style style:name="T151" style:parent-style-name="DefaultParagraphFont" style:family="text">
      <style:text-properties style:font-name="Taamey Ashkenaz" style:font-name-complex="Taamey Ashkenaz" fo:font-size="8.5pt" style:font-size-asian="8.5pt" style:font-size-complex="8.5pt"/>
    </style:style>
    <style:style style:name="T152" style:parent-style-name="DefaultParagraphFont" style:family="text">
      <style:text-properties style:font-name="Taamey Ashkenaz" style:font-name-complex="Taamey Ashkenaz" fo:font-size="8.5pt" style:font-size-asian="8.5pt" style:font-size-complex="8.5pt"/>
    </style:style>
    <style:style style:name="P153" style:parent-style-name="Textbody" style:family="paragraph">
      <style:paragraph-properties fo:text-align="start" style:writing-mode="rl-tb" fo:margin-bottom="0.0576in"/>
    </style:style>
    <style:style style:name="T154" style:parent-style-name="DefaultParagraphFont" style:family="text">
      <style:text-properties style:font-name="Taamey Ashkenaz" style:font-name-complex="Taamey Ashkenaz" fo:font-size="8.5pt" style:font-size-asian="8.5pt" style:font-size-complex="8.5pt"/>
    </style:style>
    <style:style style:name="T155" style:parent-style-name="DefaultParagraphFont" style:family="text">
      <style:text-properties style:font-name="Taamey Ashkenaz" style:font-name-complex="Taamey Ashkenaz" fo:font-size="8.5pt" style:font-size-asian="8.5pt" style:font-size-complex="8.5pt"/>
    </style:style>
    <style:style style:name="T156" style:parent-style-name="DefaultParagraphFont" style:family="text">
      <style:text-properties style:font-name="Taamey Ashkenaz" style:font-name-complex="Taamey Ashkenaz" fo:font-size="8.5pt" style:font-size-asian="8.5pt" style:font-size-complex="8.5pt"/>
    </style:style>
    <style:style style:name="T157" style:parent-style-name="DefaultParagraphFont" style:family="text">
      <style:text-properties style:font-name="Taamey Ashkenaz" style:font-name-complex="Taamey Ashkenaz" fo:font-size="8.5pt" style:font-size-asian="8.5pt" style:font-size-complex="8.5pt"/>
    </style:style>
    <style:style style:name="P158" style:parent-style-name="Textbody" style:family="paragraph">
      <style:paragraph-properties fo:text-align="start" style:writing-mode="rl-tb" fo:margin-bottom="0.0576in"/>
    </style:style>
    <style:style style:name="T159" style:parent-style-name="DefaultParagraphFont" style:family="text">
      <style:text-properties style:font-name="Taamey Ashkenaz" style:font-name-complex="Taamey Ashkenaz" fo:font-size="8.5pt" style:font-size-asian="8.5pt" style:font-size-complex="8.5pt"/>
    </style:style>
    <style:style style:name="T160" style:parent-style-name="DefaultParagraphFont" style:family="text">
      <style:text-properties style:font-name="Taamey Ashkenaz" style:font-name-complex="Taamey Ashkenaz" fo:font-size="8.5pt" style:font-size-asian="8.5pt" style:font-size-complex="8.5pt"/>
    </style:style>
    <style:style style:name="T161" style:parent-style-name="DefaultParagraphFont" style:family="text">
      <style:text-properties style:font-name="Taamey Ashkenaz" style:font-name-complex="Taamey Ashkenaz" fo:font-size="8.5pt" style:font-size-asian="8.5pt" style:font-size-complex="8.5pt"/>
    </style:style>
    <style:style style:name="T162" style:parent-style-name="DefaultParagraphFont" style:family="text">
      <style:text-properties style:font-name="Taamey Ashkenaz" style:font-name-complex="Taamey Ashkenaz" fo:font-size="8.5pt" style:font-size-asian="8.5pt" style:font-size-complex="8.5pt"/>
    </style:style>
    <style:style style:name="P163" style:parent-style-name="Textbody" style:family="paragraph">
      <style:paragraph-properties fo:text-align="start" style:writing-mode="rl-tb" fo:margin-bottom="0.0576in"/>
    </style:style>
    <style:style style:name="T164" style:parent-style-name="DefaultParagraphFont" style:family="text">
      <style:text-properties style:font-name="Taamey Ashkenaz" style:font-name-complex="Taamey Ashkenaz" fo:font-size="8.5pt" style:font-size-asian="8.5pt" style:font-size-complex="8.5pt"/>
    </style:style>
    <style:style style:name="T165" style:parent-style-name="DefaultParagraphFont" style:family="text">
      <style:text-properties style:font-name="Taamey Ashkenaz" style:font-name-complex="Taamey Ashkenaz" fo:font-size="8.5pt" style:font-size-asian="8.5pt" style:font-size-complex="8.5pt"/>
    </style:style>
    <style:style style:name="T166" style:parent-style-name="DefaultParagraphFont" style:family="text">
      <style:text-properties style:font-name="Taamey Ashkenaz" style:font-name-complex="Taamey Ashkenaz" fo:font-size="8.5pt" style:font-size-asian="8.5pt" style:font-size-complex="8.5pt"/>
    </style:style>
    <style:style style:name="P167" style:parent-style-name="Textbody" style:family="paragraph">
      <style:paragraph-properties fo:text-align="start" style:writing-mode="rl-tb" fo:margin-bottom="0.0576in"/>
    </style:style>
    <style:style style:name="T168" style:parent-style-name="DefaultParagraphFont" style:family="text">
      <style:text-properties style:font-name="Taamey Ashkenaz" style:font-name-complex="Taamey Ashkenaz" fo:font-size="8.5pt" style:font-size-asian="8.5pt" style:font-size-complex="8.5pt"/>
    </style:style>
    <style:style style:name="T169" style:parent-style-name="DefaultParagraphFont" style:family="text">
      <style:text-properties style:font-name="Taamey Ashkenaz" style:font-name-complex="Taamey Ashkenaz" fo:font-size="8.5pt" style:font-size-asian="8.5pt" style:font-size-complex="8.5pt"/>
    </style:style>
    <style:style style:name="T170" style:parent-style-name="DefaultParagraphFont" style:family="text">
      <style:text-properties style:font-name="Taamey Ashkenaz" style:font-name-complex="Taamey Ashkenaz" fo:font-size="8.5pt" style:font-size-asian="8.5pt" style:font-size-complex="8.5pt"/>
    </style:style>
    <style:style style:name="P171" style:parent-style-name="Textbody" style:family="paragraph">
      <style:paragraph-properties fo:text-align="start" style:writing-mode="rl-tb" fo:margin-bottom="0.0576in"/>
    </style:style>
    <style:style style:name="T172" style:parent-style-name="DefaultParagraphFont" style:family="text">
      <style:text-properties style:font-name="Taamey Ashkenaz" style:font-name-complex="Taamey Ashkenaz" fo:font-size="8.5pt" style:font-size-asian="8.5pt" style:font-size-complex="8.5pt"/>
    </style:style>
    <style:style style:name="T173" style:parent-style-name="DefaultParagraphFont" style:family="text">
      <style:text-properties style:font-name="Taamey Ashkenaz" style:font-name-complex="Taamey Ashkenaz" fo:font-size="8.5pt" style:font-size-asian="8.5pt" style:font-size-complex="8.5pt"/>
    </style:style>
    <style:style style:name="T174" style:parent-style-name="DefaultParagraphFont" style:family="text">
      <style:text-properties style:font-name="Taamey Ashkenaz" style:font-name-complex="Taamey Ashkenaz" fo:font-size="8.5pt" style:font-size-asian="8.5pt" style:font-size-complex="8.5pt"/>
    </style:style>
    <style:style style:name="P175" style:parent-style-name="Textbody" style:family="paragraph">
      <style:paragraph-properties fo:text-align="start" style:writing-mode="rl-tb" fo:margin-bottom="0.0576in"/>
    </style:style>
    <style:style style:name="T176" style:parent-style-name="DefaultParagraphFont" style:family="text">
      <style:text-properties style:font-name="Taamey Ashkenaz" style:font-name-complex="Taamey Ashkenaz" fo:font-size="8.5pt" style:font-size-asian="8.5pt" style:font-size-complex="8.5pt"/>
    </style:style>
    <style:style style:name="T177" style:parent-style-name="DefaultParagraphFont" style:family="text">
      <style:text-properties style:font-name="Taamey Ashkenaz" style:font-name-complex="Taamey Ashkenaz" fo:font-size="8.5pt" style:font-size-asian="8.5pt" style:font-size-complex="8.5pt"/>
    </style:style>
    <style:style style:name="P178" style:parent-style-name="Textbody" style:family="paragraph">
      <style:paragraph-properties fo:text-align="start" style:writing-mode="rl-tb" fo:margin-bottom="0.0576in"/>
    </style:style>
    <style:style style:name="T179" style:parent-style-name="DefaultParagraphFont" style:family="text">
      <style:text-properties style:font-name="Taamey Ashkenaz" style:font-name-complex="Taamey Ashkenaz" fo:font-size="8.5pt" style:font-size-asian="8.5pt" style:font-size-complex="8.5pt"/>
    </style:style>
    <style:style style:name="P180" style:parent-style-name="Textbody" style:family="paragraph">
      <style:paragraph-properties fo:text-align="start" style:writing-mode="rl-tb" fo:margin-bottom="0.0576in"/>
    </style:style>
    <style:style style:name="T181" style:parent-style-name="DefaultParagraphFont" style:family="text">
      <style:text-properties style:font-name="Taamey Ashkenaz" style:font-name-complex="Taamey Ashkenaz" fo:font-size="8.5pt" style:font-size-asian="8.5pt" style:font-size-complex="8.5pt"/>
    </style:style>
    <style:style style:name="T182" style:parent-style-name="DefaultParagraphFont" style:family="text">
      <style:text-properties style:font-name="Taamey Ashkenaz" style:font-name-complex="Taamey Ashkenaz" fo:font-size="8.5pt" style:font-size-asian="8.5pt" style:font-size-complex="8.5pt"/>
    </style:style>
    <style:style style:name="P183" style:parent-style-name="Textbody" style:family="paragraph">
      <style:paragraph-properties fo:text-align="start" style:writing-mode="rl-tb" fo:margin-bottom="0.0576in"/>
    </style:style>
    <style:style style:name="T184" style:parent-style-name="DefaultParagraphFont" style:family="text">
      <style:text-properties style:font-name="Taamey Ashkenaz" style:font-name-complex="Taamey Ashkenaz" fo:font-size="8.5pt" style:font-size-asian="8.5pt" style:font-size-complex="8.5pt"/>
    </style:style>
    <style:style style:name="T185" style:parent-style-name="DefaultParagraphFont" style:family="text">
      <style:text-properties style:font-name="Taamey Ashkenaz" style:font-name-complex="Taamey Ashkenaz" fo:font-size="8.5pt" style:font-size-asian="8.5pt" style:font-size-complex="8.5pt"/>
    </style:style>
    <style:style style:name="P186" style:parent-style-name="Textbody" style:family="paragraph">
      <style:paragraph-properties fo:text-align="start" style:writing-mode="rl-tb" fo:margin-bottom="0.0576in"/>
    </style:style>
    <style:style style:name="T187" style:parent-style-name="DefaultParagraphFont" style:family="text">
      <style:text-properties style:font-name="Taamey Ashkenaz" style:font-name-complex="Taamey Ashkenaz" fo:font-size="8.5pt" style:font-size-asian="8.5pt" style:font-size-complex="8.5pt"/>
    </style:style>
    <style:style style:name="T188" style:parent-style-name="DefaultParagraphFont" style:family="text">
      <style:text-properties style:font-name="Taamey Ashkenaz" style:font-name-complex="Taamey Ashkenaz" fo:font-size="8.5pt" style:font-size-asian="8.5pt" style:font-size-complex="8.5pt"/>
    </style:style>
    <style:style style:name="P189" style:parent-style-name="Textbody" style:family="paragraph">
      <style:paragraph-properties fo:text-align="start" style:writing-mode="rl-tb" fo:margin-bottom="0.0576in"/>
    </style:style>
    <style:style style:name="T190" style:parent-style-name="DefaultParagraphFont" style:family="text">
      <style:text-properties style:font-name="Taamey Ashkenaz" style:font-name-complex="Taamey Ashkenaz" fo:font-size="8.5pt" style:font-size-asian="8.5pt" style:font-size-complex="8.5pt"/>
    </style:style>
    <style:style style:name="T191" style:parent-style-name="DefaultParagraphFont" style:family="text">
      <style:text-properties style:font-name="Taamey Ashkenaz" style:font-name-complex="Taamey Ashkenaz" fo:font-size="8.5pt" style:font-size-asian="8.5pt" style:font-size-complex="8.5pt"/>
    </style:style>
    <style:style style:name="P192" style:parent-style-name="Textbody" style:family="paragraph">
      <style:paragraph-properties fo:text-align="start" style:writing-mode="rl-tb" fo:margin-bottom="0.0576in"/>
    </style:style>
    <style:style style:name="T193" style:parent-style-name="DefaultParagraphFont" style:family="text">
      <style:text-properties style:font-name="Taamey Ashkenaz" style:font-name-complex="Taamey Ashkenaz" fo:font-size="8.5pt" style:font-size-asian="8.5pt" style:font-size-complex="8.5pt"/>
    </style:style>
    <style:style style:name="T194" style:parent-style-name="DefaultParagraphFont" style:family="text">
      <style:text-properties style:font-name="Taamey Ashkenaz" style:font-name-complex="Taamey Ashkenaz" fo:font-size="8.5pt" style:font-size-asian="8.5pt" style:font-size-complex="8.5pt"/>
    </style:style>
    <style:style style:name="P195" style:parent-style-name="Textbody" style:family="paragraph">
      <style:paragraph-properties fo:text-align="start" style:writing-mode="rl-tb" fo:margin-bottom="0.0576in"/>
    </style:style>
    <style:style style:name="T196" style:parent-style-name="DefaultParagraphFont" style:family="text">
      <style:text-properties style:font-name="Taamey Ashkenaz" style:font-name-complex="Taamey Ashkenaz" fo:font-size="8.5pt" style:font-size-asian="8.5pt" style:font-size-complex="8.5pt"/>
    </style:style>
    <style:style style:name="T197" style:parent-style-name="DefaultParagraphFont" style:family="text">
      <style:text-properties style:font-name="Taamey Ashkenaz" style:font-name-complex="Taamey Ashkenaz" fo:font-size="8.5pt" style:font-size-asian="8.5pt" style:font-size-complex="8.5pt"/>
    </style:style>
    <style:style style:name="P198" style:parent-style-name="Textbody" style:family="paragraph">
      <style:paragraph-properties fo:text-align="start" style:writing-mode="rl-tb" fo:margin-bottom="0.0576in"/>
    </style:style>
    <style:style style:name="T199" style:parent-style-name="DefaultParagraphFont" style:family="text">
      <style:text-properties style:font-name="Taamey Ashkenaz" style:font-name-complex="Taamey Ashkenaz" fo:font-size="8.5pt" style:font-size-asian="8.5pt" style:font-size-complex="8.5pt"/>
    </style:style>
    <style:style style:name="T200" style:parent-style-name="DefaultParagraphFont" style:family="text">
      <style:text-properties style:font-name="Taamey Ashkenaz" style:font-name-complex="Taamey Ashkenaz" fo:font-size="8.5pt" style:font-size-asian="8.5pt" style:font-size-complex="8.5pt"/>
    </style:style>
    <style:style style:name="P201" style:parent-style-name="Textbody" style:family="paragraph">
      <style:paragraph-properties fo:text-align="start" style:writing-mode="rl-tb" fo:margin-bottom="0.0576in"/>
    </style:style>
    <style:style style:name="T202" style:parent-style-name="DefaultParagraphFont" style:family="text">
      <style:text-properties style:font-name="Taamey Ashkenaz" style:font-name-complex="Taamey Ashkenaz" fo:font-size="8.5pt" style:font-size-asian="8.5pt" style:font-size-complex="8.5pt"/>
    </style:style>
    <style:style style:name="T203" style:parent-style-name="DefaultParagraphFont" style:family="text">
      <style:text-properties style:font-name="Taamey Ashkenaz" style:font-name-complex="Taamey Ashkenaz" fo:font-size="8.5pt" style:font-size-asian="8.5pt" style:font-size-complex="8.5pt"/>
    </style:style>
    <style:style style:name="P204" style:parent-style-name="Textbody" style:family="paragraph">
      <style:paragraph-properties fo:text-align="start" style:writing-mode="rl-tb" fo:margin-bottom="0.0576in"/>
    </style:style>
    <style:style style:name="T205" style:parent-style-name="DefaultParagraphFont" style:family="text">
      <style:text-properties style:font-name="Taamey Ashkenaz" style:font-name-complex="Taamey Ashkenaz" fo:font-size="8.5pt" style:font-size-asian="8.5pt" style:font-size-complex="8.5pt"/>
    </style:style>
    <style:style style:name="T206" style:parent-style-name="DefaultParagraphFont" style:family="text">
      <style:text-properties style:font-name="Taamey Ashkenaz" style:font-name-complex="Taamey Ashkenaz" fo:font-size="8.5pt" style:font-size-asian="8.5pt" style:font-size-complex="8.5pt"/>
    </style:style>
    <style:style style:name="P207" style:parent-style-name="Textbody" style:family="paragraph">
      <style:paragraph-properties fo:text-align="start" style:writing-mode="rl-tb" fo:margin-bottom="0.0576in"/>
    </style:style>
    <style:style style:name="T208" style:parent-style-name="DefaultParagraphFont" style:family="text">
      <style:text-properties style:font-name="Taamey Ashkenaz" style:font-name-complex="Taamey Ashkenaz" fo:font-size="8.5pt" style:font-size-asian="8.5pt" style:font-size-complex="8.5pt"/>
    </style:style>
    <style:style style:name="T209" style:parent-style-name="DefaultParagraphFont" style:family="text">
      <style:text-properties style:font-name="Taamey Ashkenaz" style:font-name-complex="Taamey Ashkenaz" fo:font-size="8.5pt" style:font-size-asian="8.5pt" style:font-size-complex="8.5pt"/>
    </style:style>
    <style:style style:name="P210" style:parent-style-name="Textbody" style:family="paragraph">
      <style:paragraph-properties fo:text-align="center" style:writing-mode="rl-tb" fo:margin-bottom="0.0576in"/>
    </style:style>
    <style:style style:name="T211" style:parent-style-name="DefaultParagraphFont" style:family="text">
      <style:text-properties style:font-name="Taamey Ashkenaz" style:font-name-complex="Taamey Ashkenaz" fo:font-size="8.5pt" style:font-size-asian="8.5pt" style:font-size-complex="8.5pt"/>
    </style:style>
    <style:style style:name="T212" style:parent-style-name="DefaultParagraphFont" style:family="text">
      <style:text-properties style:font-name="Taamey Ashkenaz" style:font-name-complex="Taamey Ashkenaz" fo:font-size="8.5pt" style:font-size-asian="8.5pt" style:font-size-complex="8.5pt"/>
    </style:style>
    <style:style style:name="P213" style:parent-style-name="Textbody" style:family="paragraph">
      <style:paragraph-properties style:writing-mode="rl-tb" fo:margin-bottom="0.0576in"/>
    </style:style>
    <style:style style:name="T214" style:parent-style-name="DefaultParagraphFont" style:family="text">
      <style:text-properties style:font-name="Taamey Ashkenaz" style:font-name-complex="Taamey Ashkenaz" fo:font-size="8.5pt" style:font-size-asian="8.5pt" style:font-size-complex="8.5pt"/>
    </style:style>
    <style:style style:name="T215" style:parent-style-name="DefaultParagraphFont" style:family="text">
      <style:text-properties style:font-name="Taamey Ashkenaz" style:font-name-complex="Taamey Ashkenaz" fo:font-size="8.5pt" style:font-size-asian="8.5pt" style:font-size-complex="8.5pt"/>
    </style:style>
    <style:style style:name="T216" style:parent-style-name="DefaultParagraphFont" style:family="text">
      <style:text-properties style:font-name="Taamey Ashkenaz" style:font-name-complex="Taamey Ashkenaz" fo:font-size="8.5pt" style:font-size-asian="8.5pt" style:font-size-complex="8.5pt"/>
    </style:style>
    <style:style style:name="T217" style:parent-style-name="DefaultParagraphFont" style:family="text">
      <style:text-properties style:font-name="Taamey Ashkenaz" style:font-name-complex="Taamey Ashkenaz" fo:font-size="8.5pt" style:font-size-asian="8.5pt" style:font-size-complex="8.5pt"/>
    </style:style>
    <style:style style:name="T218" style:parent-style-name="DefaultParagraphFont" style:family="text">
      <style:text-properties style:font-name="Taamey Ashkenaz" style:font-name-complex="Taamey Ashkenaz" fo:font-size="8.5pt" style:font-size-asian="8.5pt" style:font-size-complex="8.5pt"/>
    </style:style>
    <style:style style:name="T219" style:parent-style-name="DefaultParagraphFont" style:family="text">
      <style:text-properties style:font-name="Taamey Ashkenaz" style:font-name-complex="Taamey Ashkenaz" fo:font-size="8.5pt" style:font-size-asian="8.5pt" style:font-size-complex="8.5pt"/>
    </style:style>
    <style:style style:name="P220" style:parent-style-name="Textbody" style:family="paragraph">
      <style:paragraph-properties fo:text-align="center" style:writing-mode="rl-tb" fo:margin-bottom="0.0576in"/>
    </style:style>
    <style:style style:name="T221" style:parent-style-name="DefaultParagraphFont" style:family="text">
      <style:text-properties style:font-name="Taamey Ashkenaz" style:font-name-complex="Taamey Ashkenaz" fo:font-size="8.5pt" style:font-size-asian="8.5pt" style:font-size-complex="8.5pt"/>
    </style:style>
    <style:style style:name="T222" style:parent-style-name="DefaultParagraphFont" style:family="text">
      <style:text-properties style:font-name="Taamey Ashkenaz" style:font-name-complex="Taamey Ashkenaz" fo:font-size="8.5pt" style:font-size-asian="8.5pt" style:font-size-complex="8.5pt"/>
    </style:style>
    <style:style style:name="P223" style:parent-style-name="Textbody" style:family="paragraph">
      <style:paragraph-properties style:writing-mode="rl-tb" fo:margin-bottom="0.0576in"/>
    </style:style>
    <style:style style:name="T224" style:parent-style-name="DefaultParagraphFont" style:family="text">
      <style:text-properties style:font-name="Taamey Ashkenaz" style:font-name-complex="Taamey Ashkenaz" fo:font-size="8.5pt" style:font-size-asian="8.5pt" style:font-size-complex="8.5pt"/>
    </style:style>
    <style:style style:name="T225" style:parent-style-name="DefaultParagraphFont" style:family="text">
      <style:text-properties style:font-name="Taamey Ashkenaz" style:font-name-complex="Taamey Ashkenaz" fo:font-size="8.5pt" style:font-size-asian="8.5pt" style:font-size-complex="8.5pt"/>
    </style:style>
    <style:style style:name="T226" style:parent-style-name="DefaultParagraphFont" style:family="text">
      <style:text-properties style:font-name="Taamey Ashkenaz" style:font-name-complex="Taamey Ashkenaz" fo:font-size="8.5pt" style:font-size-asian="8.5pt" style:font-size-complex="8.5pt"/>
    </style:style>
    <style:style style:name="T227" style:parent-style-name="DefaultParagraphFont" style:family="text">
      <style:text-properties style:font-name="Taamey Ashkenaz" style:font-name-complex="Taamey Ashkenaz" fo:font-size="8.5pt" style:font-size-asian="8.5pt" style:font-size-complex="8.5pt"/>
    </style:style>
    <style:style style:name="P228" style:parent-style-name="Textbody" style:family="paragraph">
      <style:paragraph-properties style:writing-mode="rl-tb" fo:margin-bottom="0.0576in"/>
    </style:style>
    <style:style style:name="T229" style:parent-style-name="DefaultParagraphFont" style:family="text">
      <style:text-properties style:font-name="Taamey Ashkenaz" style:font-name-complex="Taamey Ashkenaz" fo:font-size="8.5pt" style:font-size-asian="8.5pt" style:font-size-complex="8.5pt"/>
    </style:style>
    <style:style style:name="T230" style:parent-style-name="DefaultParagraphFont" style:family="text">
      <style:text-properties style:font-name="Taamey Ashkenaz" style:font-name-complex="Taamey Ashkenaz" fo:font-size="8.5pt" style:font-size-asian="8.5pt" style:font-size-complex="8.5pt"/>
    </style:style>
    <style:style style:name="T231" style:parent-style-name="DefaultParagraphFont" style:family="text">
      <style:text-properties style:font-name="Taamey Ashkenaz" style:font-name-complex="Taamey Ashkenaz" fo:font-size="8.5pt" style:font-size-asian="8.5pt" style:font-size-complex="8.5pt"/>
    </style:style>
    <style:style style:name="T232" style:parent-style-name="DefaultParagraphFont" style:family="text">
      <style:text-properties style:font-name="Taamey Ashkenaz" style:font-name-complex="Taamey Ashkenaz" fo:font-size="8.5pt" style:font-size-asian="8.5pt" style:font-size-complex="8.5pt"/>
    </style:style>
    <style:style style:name="P233" style:parent-style-name="Textbody" style:family="paragraph">
      <style:paragraph-properties fo:text-align="center" fo:margin-bottom="0.0576in"/>
      <style:text-properties style:font-name="Taamey Ashkenaz" style:font-name-complex="Taamey Ashkenaz" fo:font-size="8.5pt" style:font-size-asian="8.5pt" style:font-size-complex="8.5pt"/>
    </style:style>
    <style:style style:name="P234" style:parent-style-name="Textbody" style:family="paragraph">
      <style:paragraph-properties style:writing-mode="rl-tb" fo:margin-bottom="0.0576in"/>
    </style:style>
    <style:style style:name="T235" style:parent-style-name="DefaultParagraphFont" style:family="text">
      <style:text-properties style:font-name="Taamey Ashkenaz" style:font-name-complex="Taamey Ashkenaz" fo:font-size="8.5pt" style:font-size-asian="8.5pt" style:font-size-complex="8.5pt"/>
    </style:style>
    <style:style style:name="T236" style:parent-style-name="DefaultParagraphFont" style:family="text">
      <style:text-properties style:font-name="Taamey Ashkenaz" style:font-name-complex="Taamey Ashkenaz" fo:font-size="8.5pt" style:font-size-asian="8.5pt" style:font-size-complex="8.5pt"/>
    </style:style>
    <style:style style:name="T237" style:parent-style-name="DefaultParagraphFont" style:family="text">
      <style:text-properties style:font-name="Taamey Ashkenaz" style:font-name-complex="Taamey Ashkenaz" fo:font-size="8.5pt" style:font-size-asian="8.5pt" style:font-size-complex="8.5pt"/>
    </style:style>
    <style:style style:name="P238" style:parent-style-name="Textbody" style:family="paragraph">
      <style:paragraph-properties style:writing-mode="rl-tb" fo:margin-bottom="0.0576in"/>
    </style:style>
    <style:style style:name="T239" style:parent-style-name="DefaultParagraphFont" style:family="text">
      <style:text-properties style:font-name="Taamey Ashkenaz" style:font-name-complex="Taamey Ashkenaz" fo:font-size="8.5pt" style:font-size-asian="8.5pt" style:font-size-complex="8.5pt"/>
    </style:style>
    <style:style style:name="P240" style:parent-style-name="Textbody" style:family="paragraph">
      <style:paragraph-properties fo:text-align="start" style:writing-mode="rl-tb" fo:margin-bottom="0.0576in"/>
    </style:style>
    <style:style style:name="T241" style:parent-style-name="DefaultParagraphFont" style:family="text">
      <style:text-properties style:font-name="Taamey Ashkenaz" style:font-name-complex="Taamey Ashkenaz" fo:font-size="8.5pt" style:font-size-asian="8.5pt" style:font-size-complex="8.5pt"/>
    </style:style>
    <style:style style:name="T242" style:parent-style-name="DefaultParagraphFont" style:family="text">
      <style:text-properties style:font-name="Taamey Ashkenaz" style:font-name-complex="Taamey Ashkenaz" fo:font-size="8.5pt" style:font-size-asian="8.5pt" style:font-size-complex="8.5pt"/>
    </style:style>
  </office:automatic-styles>
  <office:body>
    <office:text text:use-soft-page-breaks="true">
      <text:p text:style-name="P1"><text:span text:style-name="T2">אַשְׁרֵי יוֹשְׁבֵי בֵיתֶֽךָ. עוֹד יְהַלְלֽוּךָ סֶּֽלָה׃ אַשְׁרֵי הָעָם שֶׁכָּֽכָה לּוֹ. אַשְׁרֵי הָעָם שֱׁיְיָ אֱלֹהָיו׃ תְּהִלָּה לְדָוִד׃</text:span></text:p>
      <text:p text:style-name="P3"><text:span text:style-name="T4">אֲרוֹמִמְךָ אֱלוֹהַי הַמֶּלֶךְ וַאֲבָרְכָה<text:s/></text:span><text:span text:style-name="T5">שִׁמְךָ לְעוֹלָם וָעֶד. בְּכׇל יוֹם אֲבָרְכֶךָּ וַאֲהַלְלָה שִׁמְךָ לְעוֹלָם וָעֶד. גָּדוֹל יְיָ וּמְהֻלָּל מְאֹד וְלִגְדֻלָּתוֹ אֵין חֵֽקֶר. דּוֹר לְדוֹר יְשַׁבַּח מַעֲשֶֽׂיךָ וּגְבוּרֹתֶֽיךָ יַגִּֽידוּ. הֲדַר כְּבוֹד הוֹדֶֽךָ וְדִבְרֵי נִפְלְאֹתֶֽיךָ אָש</text:span><text:span text:style-name="T6">ִֽׂיחָה. וֶעֱזוּז נוֹרְאֹתֶֽיךָ יֹאמֵֽרוּ וּגְדֻלָּתְךָ אֲסַפְּרֶֽנָּה. זֵֽכֶר רַב טוּבְךָ יַבִּֽיעוּ וְצִדְקָתְךָ יְרַנֵּֽנוּ. חַנּוּן וְרַחוּם יְיָ אֶֽרֶךְ אַפַּֽיִם וּֽגְדׇל חָֽסֶד. טוֹב יְיָ לַכֹּל וְרַחֲמָיו עַל כׇּל מַעֲשָֽיו. יוֹדֽוּךָ יְיָ כׇּל מַע</text:span><text:span text:style-name="T7">ֲשֶֽׂיךָ וַחֲסִידֶֽיךָ יְבָרְכֽוּכָה. כְּבוֹד מַלְכוּתְךָ יֹאמֵֽרוּ וּגְבוּרָתְךָ יְדַבֵּֽרוּ. לְהוֹדִֽיעַ לִבְנֵי הָאָדָם גְּבוּרֹתָיו וּכְבוֹד הֲדַר מַלְכוּתוֹ. מַלְכוּתְךָ מַלְכוּת כׇּל עֹלָמִים וּמֶמְשַׁלְתְּךָ בְּכׇל דּוֹר וָדֹֽר. סוֹמֵךְ יְיָ לְכׇל ה</text:span><text:span text:style-name="T8">ַנֹּפְלִים וְזוֹקֵף לְכׇל הַכְּפוּפִים עֵינֵי כֹל אֵלֶֽיךָ יְשַׂבֵּרוּ וְאַתָּה נוֹתֵן לָהֶם אֶת אׇכְלָם בְּעִתּוֹ. <text:s/>פּוֹתֵֽחַ אֶת יָדֶֽךָ וּמַשְׂבִּֽיעַ לְכׇל חַי רָצוֹן. צַדִּיק יְיָ בְּכׇל דְּרָכָיו וְחָסִיד בְּכׇל מַעֲשָׂיו. קָרוֹב יְיָ לְכׇל קֹרְאָיו<text:s/></text:span><text:span text:style-name="T9">לְכֹל אֲשֶׁר יִקְרָאֻֽהוּ בֶאֱמֶת. רְצוֹן יְרֵאָיו יַעֲשֶׂה וְאֶת שַׁוְעָתָם יִשְׁמַע וְיוֹשִׁיעֵם. שׁוֹמֵר יְיָ אֶת כׇּל אֹהֲבָיו וְאֵת כׇּל הָרְשָׁעִים יַשְׁמִיד. תְּהִלַּת יְיָ יְדַֽבֶּר פִּי. וִיבָרֵךְ כׇּל בָּשָׂר שֵׁם קׇדְשׁוֹ לְעוֹלָם וָעֶד. וַאֲנַֽ</text:span><text:span text:style-name="T10">חְנוּ נְבָרֵךְ יָהּ מֵעַתָּה וְעַד עוֹלָם. הַלְלוּ־יָהּ.<text:s/></text:span></text:p>
      <text:p text:style-name="P11"><text:span text:style-name="T12">וּבָא לְצִיּוֹן גּוֹאֵל וּלְשָׁבֵי פֶֽשַׁע בְּיַעֲקֹב נְאֻם יְיָ. וַאֲנִי זֹאת בְּרִיתִי אֹתָם אָמַר יְיָ: רוּחִי אֲשֶׁר עָלֶֽיךָ וּדְבָרַי אֲשֶׁר שַֽׂמְתִּי בְּפִֽיךָ לֺא יָמֽוּשׁוּ מִפִּֽיךָ וּמִפ</text:span><text:span text:style-name="T13">ִּי זַרְעֲךָ וּמִפִּי זֶֽרַע זַרְעֲךָ אָמַר יְיָ מֵעַתָּה וְעַד עוֹלָם. וְאַתָּה קָדוֹשׁ יוֹשֵׁב תְּהִלּוֹת יִשְׂרָאֵל. וְקָרָא זֶה אֶל זֶה וְאָמַר: קָדוֹשׁ קָדוֹשׁ קָדוֹשׁ יְיָ צְבָאוֹת מְלֺא כׇל הָאָֽרֶץ כְּבוֹדוֹ. וּמְקַבְּלִין דֵּן מִן דֵּן וְאָמְרִין:</text:span><text:span text:style-name="T14"><text:s/>קַדִּישׁ בִּשְׁמֵי מְרוֹמָא עִלָּאָה בֵּית שְׁכִינְתֵּהּ. קַדִּישׁ עַל אַרְעָא עוֹבַד גְּבוּרְתֵּהּ. קַדִּישׁ לְעָלַם וּלְעָלְמֵי עָלְמַיָּא יְיָ צְבָאוֹת. מַלְיָא כׇל אַרְעָא זִיו יְקָרֵהּ. וַתִּשָּׂאֵֽנִי רֽוּחַ וָאֶשְׁמַע אַחֲרַי קוֹל רַֽעַשׁ גָּדוֹל:<text:s/></text:span><text:span text:style-name="T15">בָּרוּךְ כְּבוֹד יְיָ מִמְּקוֹמוֹ. וּנְטָלַתְנִי רוּחָא וְשִׁמְעֵת בַּתְרַי קָל זִֽיעַ סַגִּיא דִּי מְשַׁבְּחִין וְאָמְרִין: בְּרִיךְ יְקָרָא דַייָ מֵאֲתַר בֵּית שְׁכִינְתֵּהּ. יְיָ יִמְלֺךְ לְעוֹלָם וָעֶד. יְיָ מַלְכוּתֵהּ (קָאֵם) לְעָלַם וּלְעָלְמֵי עָלְ</text:span><text:span text:style-name="T16">מַיָּא. יְיָ אֱלֺהֵי אַבְרָהָם יִצְחָק וְיִשְׂרָאֵל אֲבוֹתֵֽינוּ שׇׁמְרָה־זֹאת לְעוֹלָם לְיֵֽצֶר מַחְשְׁבוֹת לְבַב עַמֶּֽךָ וְהָכֵן לְבָבָם אֵלֶֽיךָ. וְהוּא רַחוּם יְכַפֵּר עָוֺן וְלֺא יַשְׁחִית וְהִרְבָּה לְהָשִׁיב אַפּוֹ וְלֺא יָעִיר כׇּל חֲמָתוֹ. כִּי א</text:span><text:span text:style-name="T17">ַתָּה אֲדֹנָי טוֹב וְסַלָּח וְרַב חֶֽסֶד לְכׇל קֹרְאֶֽיךָ. צִדְקָתְךָ צֶֽדֶק לְעוֹלָם וְתוֹרָתְךָ אֱמֶת. תִּתֵּן אֱמֶת לְיַעֲקֹב חֶֽסֶד לְאַבְרָהָם אֲשֶׁר נִשְׁבַּֽעְתָּ לַאֲבוֹתֵֽינוּ מִֽימֵי קֶֽדֶם. בָּרוּךְ יְיָ יוֹם יוֹם. יַעֲמׇס־לָֽנוּ הָאֵל יְשׁוּעָת</text:span><text:span text:style-name="T18">ֵֽנוּ סֶֽלָה. יְיָ צְבָאוֹת עִמָּֽנוּ מִשְׂגָּב לָֽנוּ אֱלֺהֵי יַעֲקֹב סֶֽלָה. יְיָ צְבָאוֹת אַשְׁרֵי אָדָם בֹּטֵֽחַ בָּךְ. יְיָ הוֹשִֽׁיעָה. הַמֶּֽלֶךְ יַעֲנֵֽנוּ בְיוֹם קׇרְאֵֽנוּ. בָּרוּךְ הוּא אֱלֺהֵֽינוּ שֶׁבְּרָאָֽנוּ לִכְבוֹדוֹ וְהִבְדִּילָֽנוּ מִן<text:s/></text:span><text:span text:style-name="T19">הַתּוֹעִים וְנָֽתַן לָֽנוּ תּוֹרַת אֱמֶת וְחַיֵּי עוֹלָם נָטַע בְּתוֹכֵֽנוּ. הוּא יִפְתַּח לִבֵּֽנוּ בְּתוֹרָתוֹ וְיָשֵׂם בְּלִבֵּֽנוּ אַהֲבָתוֹ וְיִרְאָתוֹ לַעֲשׂוֹת רְצוֹנוֹ וּלְעׇבְדוֹ בְּלֵבָב שָׁלֵם לְמַֽעַן לֺא נִיגַע לָרִיק וְלֺא נֵלֵד לַבֶּהָלָה. י</text:span><text:span text:style-name="T20">ְהִי רָצוֹן מִלְּפָנֶֽיךָ יְיָ אֱלֺהֵֽינוּ וֵאלֺהֵי אֲבוֹתֵֽינוּ שֶׁנִּשְׁמוֹר חֻקֶּֽיךָ בָּעוֹלָם הַזֶּה וְנִזְכֶּה וְנִחְיֶה וְנִרְאֶה וְנִירַשׁ טוֹבָה וּבְרָכָה לִשְׁנֵי יְמוֹת הַמָּשִֽׁיחַ וּלְחַיֵּי הָעוֹלָם הַבָּא. לְמַֽעַן יְזַמֶּרְךָ כָבוֹד וְלֺא י</text:span><text:span text:style-name="T21">ִדֹּם. יְיָ אֱלֺהַי לְעוֹלָם אוֹדֶֽךָּ. בָּרוּךְ הַגֶּֽבֶר אֲשֶׁר יִבְטַח בַּייָ וְהָיָה יְיָ מִבְטַחוֹ. בִּטְחוּ בַייָ עֲדֵי עַד כִּי בְּיָהּ יְיָ צוּר עוֹלָמִים. וְיִבְטְחוּ בְךָ יוֹדְעֵי שְׁמֶֽךָ כִּי לֺא עָזַֽבְתָּ דֹרְשֶֽׁיךָ יְיָ. יְיָ חָפֵץ לְמַֽעַן</text:span><text:span text:style-name="T22"><text:s/>צִדְקוֹ יַגְדִּיל תּוֹרָה וְיַאְדִּיר.<text:s/></text:span><text:span text:style-name="T23">The Shatz says Chatzi Kaddish</text:span></text:p>
      <text:p text:style-name="P24"><text:span text:style-name="T25">וַאֲנִי תְפִלָּתִי־לְךָ יְיָ עֵת רָצוֹן. אֱלֹהִים בְּרׇב־חַסְדֶּֽךָ עֲנֵֽנִי בֶּאֱמֶת יִשְׁעֶֽךָ. וַיְהִי בִּנְסֹֽעַ הָאָרֹן וְיֹֽאמֶר משֶׁה: קוּמָה יְיָ וְיָפֻֽצוּ אֹיְבֶֽיךָ וְיָנֻֽסוּ</text:span><text:span text:style-name="T26"><text:s/>מְשַׂנְאֶֽיךָ מִפָּנֶֽיךָ. כִּי מִצִּיּוֹן תֵּצֵא תוֹרָה וּדְבַר יְיָ מִירוּשָׁלָֽיִם. בָּרוּךְ שֶׁנָּתַן תּוֹרָה לְעַמּוֹ יִשְׂרָאֵל בִּקְדֻשָּׁתוֹ.</text:span></text:p>
      <text:p text:style-name="P27"><text:span text:style-name="T28">בְּרִיךְ שְׁמֵהּ דְּמָרֵא עָלְמָא בְּרִיךְ כִּתְרָךְ וְאַתְרָךְ. יְהֵא רְעוּתָךְ עִם עַמָּךְ יִשְׂרָאֵל ל</text:span><text:span text:style-name="T29">ְעָלָם וּפֻרְקַן יְמִינָךְ אַחֲזִי לְעַמָּךְ בְּבֵית מִקְדְּשָׁךְ. וּלְאַמְטוּיֵא לָֽנָא מִטּוּב נְהוֹרָךְ וּלְקַבֵּל צְלוֹתָֽנָא בְּרַחֲמִין. יְהֵא רַעֲוָא קֳדָמָךְ דְּתוֹרִיךְ לָן חַיִּין בְּטִיבוּתָא. וְלֶהֱוֵא אֲנָא פְקִידָא בְּגוֹ צַדִּיקַיָּא לְמִרְח</text:span><text:span text:style-name="T30">ַם עָלַי וּלְמִנְטַר יָתִי וְיַת כׇּל־דִּי לִי וְדִי לְעַמָּךְ יִשְׂרָאֵל. אַנְתְּ הוּא זָן לְכֹֽלָּא וּמְפַרְנֵס לְכֹֽלָּא. אַנְתְּ הוּא שַׁלִּיט עַל כֹּֽלָּא. אַנְתְּ הוּא דְּשַׁלִּיט עַל מַלְכַיָּא וּמַלְכוּתָא דִּילָךְ הִיא. אֲנָא עַבְדָּא דְקֻדְשָׁא ב</text:span><text:span text:style-name="T31">ְּרִיךְ הוּא דְּסָגִֽדְנָא קַמֵּהּ וּמִקַּמָּא דִּיקַר אוֹרַיְתֵהּ בְּכׇל עִדָּן וְעִדָּן. לָא עַל אֱנָשׁ רָחִֽצְנָא וְלָא עַל בַּר אֱלָהִין סָמִֽכְנָא אֶלָּא בֶּאֱלָהָא דִשְׁמַיָּא דְּהוּא אֱלָהָא קְשׁוֹט וְאוֹרַיְתֵהּ קְשׁוֹט וּנְבִיאֽוֹהִי קְשׁוֹט וּמַס</text:span><text:span text:style-name="T32">ְגֵּא לְמֶעְבַּד טַבְוָן וּקְשׁוֹט. בֵּהּ אֲנָא רָחֵץ וְלִשְׁמֵהּ קַדִּישָׁא יַקִּירָא אֲנָא אָמֵר תֻּשְׁבְּחָן. יְהֵא רַעֲוָא קֳדָמָךְ דְּתִפְתַּח לִבָּאִי בְּאוֹרַיְתָא וְתַשְׁלֵם מִשְׁאֲלִין דְּלִבָּאִי וְלִבָּא דְכׇל עַמָּךְ יִשְׂרָאֵל לְטָב וּלְחַיִּי</text:span><text:span text:style-name="T33">ן וְלִשְׁלָם.</text:span></text:p>
      <text:p text:style-name="P34"><text:span text:style-name="T35">גַּדְּלוּ לַייָ אִתִּי וּנְרוֹמְמָה שְׁמוֹ יַחְדָּו: לְךָ יְיָ הַגְּדֻלָּה וְהַגְּבוּרָה וְהַתִּפְאֶֽרֶת וְהַנֵּֽצַח וְהַהוֹד כִּי כֹל בַּשָּׁמַֽיִם וּבָאָֽרֶץ. לְךָ יְיָ הַמַּמְלָכָה וְהַמִּתְנַשֵּׂא לְכֹל לְרֹאשׁ.<text:s/></text:span><text:bookmark-start text:name="367"/><text:bookmark-end text:name="367"/><text:span text:style-name="T36">רוֹמְמוּ יְיָ אֱלֺהֵֽינוּ<text:s/></text:span><text:span text:style-name="T37">וְהִשְׁתַּחֲווּ לַהֲדֹם רַגְלָיו קָדוֹשׁ הוּא. רוֹמְמוּ יְיָ אֱלֺהֵֽינוּ וְהִשְׁתַּחֲווּ לְהַר קׇדְשׁוֹ כִּי קָדוֹשׁ יְיָ אֱלֺהֵֽינוּ.</text:span></text:p>
      <text:p text:style-name="P38"><text:span text:style-name="T39">יְהַלְלוּ אֶת שֵׁם יְיָ כִּי נִשְׂגָּב שְׁמוֹ לְבַדּוֹ: הוֹדוֹ עַל אֶֽרֶץ וְשָׁמָֽיִם. וַיָּֽרֶם קֶֽרֶן לְעַמּוֹ תְּהִלָּ</text:span><text:span text:style-name="T40">ה לְכׇל חֲסִידָיו לִבְנֵי יִשְׂרָאֵל עַם קְרֹבוֹ. הַלְלוּ־יָהּ .לְדָוִד מִזְמוֹר. לַייָ הָאָֽרֶץ וּמְלוֹאָהּ תֵּבֵל וְיֹֽשְׁבֵי בָהּ. כִּי הוּא עַל יַמִּים יְסָדָהּ וְעַל נְהָרוֹת יְכוֹנְנֶֽהָ. מִי יַעֲלֶה בְהַר יְיָ וּמִי יָקוּם בִּמְקוֹם קׇדְשׁוֹ. נְקִי<text:s/></text:span><text:span text:style-name="T41">כַפַּֽיִם וּבַר לֵבָב אֲשֶׁר לֹא נָשָׂא לַשָּׁוְא נַפְשִׁי וְלֹא נִשְׁבַּע לְמִרְמָה. יִשָּׂא בְרָכָה מֵאֵת יְיָ וּצְדָקָה מֵאֱלֹהֵי יִשְׁעוֹ. זֶה דּוֹר דֹּרְשָׁיו מְבַקְשֵׁי פָנֶֽיךָ יַעֲקֹב סֶֽלָה. שְׂאוּ שְׁעָרִים רָאשֵׁיכֶם וְהִנָּשְׂאוּ פִּתְחֵי עוֹלָ</text:span><text:span text:style-name="T42">ם וְיָבוֹא מֶֽלֶךְ הַכָּבוֹד. מִי זֶה מֶֽלֶךְ הַכָּבוֹד יְיָ עִזּוּז וְגִבּוֹר יְיָ גִּבּוֹר מִלְחָמָה. שְׂאוּ שְׁעָרִים רָאשֵׁיכֶם וּשְׂאוּ פִּתְחֵי עוֹלָם וְיָבֹא מֶֽלֶךְ הַכָּבוֹד. מִי הוּא זֶה מֶֽלֶךְ הַכָּבוֹד יְיָ צְבָאוֹת הוּא מֶֽלֶךְ הַכָּבוֹד סֶֽל</text:span><text:span text:style-name="T43">ָה.</text:span></text:p>
      <text:p text:style-name="P44"><text:span text:style-name="T45">וּבְנֻחֹה יֹאמַר: שׁוּבָה יְיָ רִבְבוֹת אַלְפֵי יִשְׂרָאֵל. קוּמָה יְיָ לִמְנוּחָתֶֽךָ אַתָּה וַאֲרוֹן עֻזֶּֽךָ. כֹּהֲנֶֽיךָ יִלְבְּשׁוּ צֶֽדֶק וַחֲסִידֶֽיךָ יְרַנֵּֽנוּ. בַּֽעֲבוּר דָּוִד עַבְדֶּֽךָ אַל תָּשֵׁב פְּנֵי מְשִׁיחֶֽךָ. כִּי לֶֽקַח טוֹב נָת</text:span><text:span text:style-name="T46">ַֽתִּי לָכֶם תּוֹרָתִי אַל תַּעֲזֹֽבוּ. עֵץ חַיִּים הִיא לַמַּחֲזִיקִים בָּהּ וְתֹמְכֶֽיהָ מְאֻשָּׁר. דְּרָכֶֽיהָ דַרְכֵי נֹֽעַם וְכׇל נְתִיבוֹתֶֽיהָ שָׁלוֹם. הֲשִׁיבֵֽנוּ יְיָ אֵלֶֽיךָ וְנָשֽׁוּבָה. חַדֵּשׁ יָמֵֽינוּ כְּקֶֽדֶם.<text:s/></text:span><text:span text:style-name="T47">The Shaz says Chatzi Kaddis</text:span><text:span text:style-name="T48">h</text:span><text:span text:style-name="T49"><text:s/></text:span></text:p>
      <text:p text:style-name="P50"><text:span text:style-name="T51">אֲדֹנָי שְׂפָתַי תִּפְתָּח וּפִי יַגִּיד תְּהִלָּתֶֽךָ. בָּרוּךְ אַתָּה יְיָ אֱלֹהֵֽינוּ וֵאלֹהֵי אֲבוֹתֵֽינוּ אֱלֹהֵי אַבְרָהָם אֱלֹהֵי יִצְחָק וֵאלֹהֵי יַעֲקֹב הָאֵל הַגָּדוֹל הַגִּבּוֹר וְהַנּוֹרָא אֵל עֶלְיוֹן</text:span><text:span text:style-name="T52"><text:s/>גּוֹמֵל חֲסָדִים טוֹבִים וְקוֹנֵה הַכֹּ</text:span><text:span text:style-name="T53">ל וְזוֹכֵר חַסְדֵי אָבוֹת וּמֵבִיא גוֹאֵל לִבְנֵי בְנֵיהֶם לְמַֽעַן שְׁמוֹ בְּאַהֲבָה. מֶֽלֶךְ עוֹזֵר וּמוֹשִֽׁיעַ וּמָגֵן. בָּרוּךְ אַתָּה יְיָ מָגֵן אַבְרָהָם.</text:span></text:p>
      <text:p text:style-name="P54"><text:span text:style-name="T55">אַתָּה גִבּוֹר לְעוֹלָם אֲדֹנָי. מְחַיֵּה מֵתִים אַתָּה רַב לְהוֹשִֽׁיעַ. מַשִּׁיב הָרֽוּחַ וּ</text:span><text:span text:style-name="T56">מוֹרִיד הַגֶּֽשֶׁם מְכַלְכֵּל חַיִּים בְּחֶֽסֶד מְחַיֵּה מֵתִים בְּרַחֲמִים רַבִּים סוֹמֵךְ נוֹפְלִים וְרוֹפֵא חוֹלִים וּמַתִּיר אֲסוּרִים וּמְקַיֵּם אֱמוּנָתוֹ לִישֵׁנֵי עָפָר. מִי כָמֽוֹךָ בַּֽעַל גְּבוּרוֹת וּמִי דּֽוֹמֶה לָּךְ מֶֽלֶךְ מֵמִית וּמְחַיֶּה</text:span><text:span text:style-name="T57"><text:s/>וּמַצְמִֽיחַ יְשׁוּעָה. וְנֶאֱמָן אַתָּה לְהַחֲיוֹת מֵתִים. בָּרוּךְ אַתָּה יְיָ מְחַיֵּה הַמֵּתִים.</text:span></text:p>
      <text:p text:style-name="P58"><text:span text:style-name="T59">In the private Amidah skip to “atah kadosh”.</text:span></text:p>
      <text:p text:style-name="P60"><text:span text:style-name="T61">נְקַדֵּשׁ אֶת שִׁמְךָ בָּעוֹלָם כְּשֵׁם שֶׁמַּקְדִּישִׁים אוֹתוֹ בִּשְׁמֵי מָרוֹם כַּכָּתוּב עַל יַד נְבִיאֶֽ</text:span><text:span text:style-name="T62">ךָ: וְקָרָא זֶה אֶל זֶה וְאָמַר: קָדוֹשׁ קָדוֹשׁ קָדוֹשׁ יְיָ צְבָאוֹת. מְלֹא כׇל־הָאָֽרֶץ כְּבוֹדוֹ.</text:span></text:p>
      <text:p text:style-name="P63"><text:span text:style-name="T64">לְעֻמָּתָם בָּרוּךְ יֹאמֵֽרוּ</text:span><text:span text:style-name="T65">–</text:span><text:span text:style-name="T66">בָּרוּךְ כְּבוֹד יְיָ מִמְּקוֹמוֹ.</text:span></text:p>
      <text:p text:style-name="P67"><text:span text:style-name="T68">וּבְדִבְרֵי קׇדְשְׁךָ כָּתוּב לֵאמֹר: יִמְלֹךְ יְיָ לְעוֹלָם אֱלֹהַֽיִךְ צִיּוֹן לְדֹר וָ</text:span><text:span text:style-name="T69">דֹר. הַלְלוּיָהּ.</text:span></text:p>
      <text:p text:style-name="P70"><text:span text:style-name="T71">לְדוֹר וָדוֹר נָגִיד גׇּדְלֶֽךָ וּלְנֵֽצַח נְצָחִים קְדֻשָּׁתְךָ נַקְדִּישׁ וְשִׁבְחֲךָ אֱלֹהֵֽינוּ מִפִּֽינוּ לֹא יָמוּשׁ לְעוֹלָם וָעֶד כִּי אֵל מֶֽלֶךְ גָּדוֹל וְקָדוֹשׁ אָֽתָּה. בָּרוּךְ אַתָּה יְיָ הָאֵל הַקָּדוֹשׁ.</text:span></text:p>
      <text:p text:style-name="P72"><text:span text:style-name="T73">אַתָּה קָדוֹשׁ וְ</text:span><text:span text:style-name="T74">שִׁמְךָ קָדוֹשׁ וּקְדוֹשִׁים בְּכׇל יוֹם יְהַלְלֽוּךָ סֶּֽלָה. בָּרוּךְ אַתָּה יְיָ הָאֵל הַקָּדוֹשׁ.</text:span></text:p>
      <text:p text:style-name="P75"><text:span text:style-name="T76">אַתָּה אֶחָד וְשִׁמְךָ אֶחָד וּמִי כְּעַמְּךָ יִשְׂרָאֵל גּוֹי אֶחָד בָּאָֽרֶץ. תִּפְאֶֽרֶת גְּדֻלָּה וַעֲטֶֽרֶת יְשׁוּעָה יוֹם מְנוּחָה וּקְדֻשָּׁה<text:s/></text:span><text:span text:style-name="T77">לְעַמְּךָ נָתָֽתָּ. אַבְרָהָם יָגֵל יִצְחָק יְרַנֵּן יַעֲקֹב וּבָנָיו יָנֽוּחוּ בוֹ. מְנוּחַת אַהֲבָה וּנְדָבָה מְנוּחַת אֱמֶת וֶאֱמוּנָה מְנוּחַת שָׁלוֹם וְשַׁלְוָה וְהַשְׁקֵט וָבֶֽטַח מְנוּחָה שְׁלֵמָה שָׁאַתָּה רֽוֹצֶה בָהּ. יַכִּֽירוּ בָנֶֽיךָ וְיֵדְעו</text:span><text:span text:style-name="T78">ּ כִּי מֵאִתְּךָ הִיא מְנוּחָתָם וְעַל מְנוּחָתָם יַקְדִּֽישׁוּ אֶת שְׁמֶֽךָ.</text:span></text:p>
      <text:p text:style-name="P79"><text:span text:style-name="T80">אֱלֹהֵֽינוּ וֵאלֹהֵי אֲבוֹתֵֽינוּ רְצֵה בִמְנוּחָתֵֽנוּ. קַדְּשֵֽׁנוּ בְּמִצְוֺתֶֽיךָ וְתֵן חֶלְקֵֽנוּ בְּתוֹרָתֶֽךָ. שַׂבְּעֵֽנוּ מִטּוּבֶֽךָ וְשַׂמְּחֵֽנוּ בִּישׁוּעָתֶֽךָ. וְט</text:span><text:span text:style-name="T81">ַהֵר לִבֵּֽנוּ לְעׇבְדְּךָ בֶּאֱמֶת. וְהַנְחִילֵֽנוּ יְיָ אֱלֹהֵֽינוּ בְּאַהֲבָה וּבְרָצוֹן שַׁבַּת קׇדְשֶֽׁךָ וְיָנֽוּחוּ בָהּ יִשְׂרָאֵל מְקַדְּשֵׁי שְׁמֶֽךָ. בָּרוּךְ אַתָּה יְיָ מְקַדֵּשׁ הַשַּׁבָּת.</text:span></text:p>
      <text:p text:style-name="P82"><text:span text:style-name="T83">רְצֵה יְיָ אֱלֹהֵֽינוּ בְּעַמְּךָ יִשְׂרָאֵל וּבִתְפ</text:span><text:span text:style-name="T84">ִלָּתָם. וְהָשֵׁב אֶת הָעֲבוֹדָה לִדְבִיר בֵּיתֶֽךָ וְאִשֵּׁי יִשְׂרָאֵל וּתְפִלָּתָם בְּאַהֲבָה תְקַבֵּל בְּרָצוֹן וּתְהִי לְרָצוֹן תָּמִיד עֲבוֹדַת יִשְׂרָאֵל עַמֶּֽךָ.<text:s/></text:span></text:p>
      <text:p text:style-name="P85"><text:span text:style-name="T86">(אֱלֹהֵֽינוּ וֵאלֹהֵי אֲבוֹתֵֽינוּ יַעֲלֶה וְיָבֹא וְיַגִּֽיעַ וְיֵרָאֶה וְיֵרָצֶה ו</text:span><text:span text:style-name="T87">ְיִשָּׁמַע וְיִפָּקֵד וְיִזָּכֵר זִכְרוֹנֵֽנוּ וּפִקְדוֹנֵֽנוּ וְזִכְרוֹן אֲבוֹתֵֽינוּ וְזִכְרוֹן מָשִֽׁיחַ בֶּן דָּוִד עַבְדֶּֽךָ וְזִכְרוֹן יְרוּשָׁלַֽיִם עִיר קׇדְשֶֽׁךָ וְזִכְרוֹן כׇּל עַמְּךָ בֵּית יִשְׂרָאֵל לְפָנֶֽיךָ לִפְלֵיטָה וּלְטוֹבָה לְחֵן וּל</text:span><text:span text:style-name="T88">ְחֶֽסֶד וּלְרַחֲמִים לְחַיִּים וּלְשָׁלוֹם בְּיוֹם רֹאשׁ הַחֹֽדֶשׁ הַזֶּה. זׇכְרֵֽנוּ יְיָ אֱלֹהֵֽינוּ בּוֹ לְטוֹבָה וּפׇקְדֵֽנוּ בוֹ לִבְרָכָה וְהוֹשִׁיעֵֽנוּ בוֹ לְחַיִּים. וּבִדְבַר יְשׁוּעָה וְרַחֲמִים חוּס וְחׇנֵּֽנוּ וְרַחֵם עָלֵֽינוּ וְהוֹשִׁיעֵֽנוּ</text:span><text:span text:style-name="T89"><text:s/>כִּי אֵלֶֽיךָ עֵינֵֽינוּ כִּי אֵל מֶֽלֶךְ חַנּוּן וְרַחוּם אָֽתָּה.)</text:span></text:p>
      <text:p text:style-name="P90"><text:span text:style-name="T91">וְתֶחֱזֶֽינָה עֵינֵֽינוּ בְּשׁוּבְךָ לְצִיּוֹן בְּרַחֲמִים. בָּרוּךְ אַתָּה יְיָ הַמַּחֲזִיר שְׁכִינָתוֹ לְצִיּוֹן.</text:span></text:p>
      <text:p text:style-name="P92"><text:span text:style-name="T93">מוֹדִים אֲנַֽחְנוּ לָךְ שָׁאַתָּה הוּא יְיָ אֱלֹהֵֽינוּ וֵאלֹהֵי אֲבוֹ</text:span><text:span text:style-name="T94">תֵֽינוּ לְעוֹלָם וָעֶד. צוּר חַיֵּֽינוּ מָגֵן יִשְׁעֵֽנוּ אַתָּה הוּא. לְדוֹר וָדוֹר נוֹדֶה לְךָ וּנְסַפֵּר תְּהִלָּתֶֽךָ עַל חַיֵּֽינוּ הַמְּסוּרִים בְּיָדֶֽךָ וְעַל נִשְׁמוֹתֵֽינוּ הַפְּקוּדוֹת לָךְ וְעַל נִסֶּֽיךָ שֶׁבְּכׇל יוֹם עִמָּֽנוּ וְעַל נִפְלְאו</text:span><text:span text:style-name="T95">ֹתֶֽיךָ וְטוֹבוֹתֶֽיךָ שֶׁבְּכׇל עֵת עֶֽרֶב וָבֹֽקֶר וְצׇהֳרָֽיִם. הַטּוֹב כִּי לֹא כָלוּ רַחֲמֶֽיךָ וְהַמְרַחֵם כִּי לֹא תַֽמּוּ חֲסָדֶֽיךָ כִּי מֵעוֹלָם קִוִּֽינוּ לָךְ.</text:span></text:p>
      <text:p text:style-name="P96"><text:span text:style-name="T97">During the repetition of the Amidah the co</text:span><text:span text:style-name="T98">ngregation recites during Modim</text:span></text:p>
      <text:p text:style-name="P99"><text:span text:style-name="T100">(מוֹדִי</text:span><text:span text:style-name="T101">ם אֲנַֽחְנוּ לָךְ שָׁאַתָּה הוּא יְיָ אֱלֹהֵֽינוּ וֵאלֹהֵי אֲבוֹתֵֽינוּ. אֱלֹהֵי כׇל־בָּשָׂר יוֹצְרֵֽנוּ יוֹצֵר בְּרֵאשִׁית בְּרָכוֹת וְהוֹדָאוֹת לְשִׁמְךָ הַגָּדוֹל וְהַקָּדוֹשׁ עַל שֶׁהֶחֱיִיתָֽנוּ וְקִיַּמְתָּֽנוּ. כֵּן תְּחַיֵּֽנוּ וּתְקַיְּמֵֽנוּוְתֶא</text:span><text:span text:style-name="T102">ֱסוֹף גָּלֻיּוֹתֵֽינוּ לְחַצְרוֹת קׇדְשֶֽׁךָ לִשְׁמֹר חֻקֶּֽיךָ וְלַעֲשׂוֹת רְצוֹנֶֽךָ וּלְעׇׇבְדְּךָ בְּלֵבָב שָׁלֵם עַל שֶׁאֲנַֽחְנוּ מוֹדִים לָךְ. בָּרוּךְ אֵל הַהוֹדָאוֹת.)</text:span></text:p>
      <text:p text:style-name="P103"><text:span text:style-name="T104">(עַל הַנִּסִּים וְעַל הַפֻּרְקָן וְעַל הַגְּבוּרוֹת וְעַל הַתְּשׁוּעוֹת וְעַל ה</text:span><text:span text:style-name="T105">ַמִּלְחָמוֹת שֶׁעָשִֽׂיתָ לַאֲבוֹתֵֽינוּ בַּיָּמִים הָהֵם בַּזְּמַן הַזֶּה׃ בִּימֵי מַתִּתְיָֽהוּ בֶּן יוֹחָנָן כֹּהֵן גָּדוֹל חַשְׁמוֹנַי וּבָנָיו כְּשֶׁעָמְדָה מַלְכוּת יָוָן הָרְשָׁעָה עַל עַמְּךָ יִשְׂרָאֵל לְהַשְׁכִּיחָם תּוֹרָתֶֽךָ וּלְהַעֲבִירָם מֵח</text:span><text:span text:style-name="T106">ֻקֵּי רְצוֹנֶֽךָ. וְאַתָּה בְּרַחֲמֶֽיךָ הָרַבִּים עָמַֽדְתָּ לָהֶם בְּעֵת צָרָתָם רַֽבְתָּ אֶת רִיבָם דַּֽנְתָּ אֶת דִּינָם נָקַֽמְתָּ אֶת נִקְמָתָם. מָסַֽרְתָּ גִבּוֹרִים בְּיַד חַלָּשִׁים וְרַבִּים בְּיַד מְעַטִּים וּטְמֵאִים בְּיַד טְהוֹרִים<text:s/></text:span><text:span text:style-name="T107">וּרְשָׁעִי</text:span><text:span text:style-name="T108">ם בְּיַד צַדִּיקִים וְזֵדִים בְּיַד עוֹסְקֵי תוֹרָתֶֽךָ. וּלְךָ עָשִֽׂיתָ שֵׁם גָּדוֹל וְקָדוֹשׁ בְּעוֹלָמֶֽךָ וּלְעַמְּךָ יִשְׂרָאֵל עָשִֽׂיתָ תְּשׁוּעָה גְדוֹלָה וּפֻרְקָן כְּהַיּוֹם הַזֶּה. וְאַחַר כֵּן בָּֽאוּ בָנֶֽיךָ לִדְבִיר בֵּיתֶֽךָ וּפִנּוּ אֶת ה</text:span><text:span text:style-name="T109">ֵיכָלֶֽךָ וְטִהֲרוּ אֶת מִקְדָּשֶֽׁךָ וְהִדְלִֽיקוּ נֵרוֹת בְּחַצְרוֹת קׇדְשֶֽׁךָ וְקָבְעוּ שְׁמוֹנַת יְמֵי חֲנֻכָּה אֵֽלּוּ לְהוֹדוֹת וּלְהַלֵּל לְשִׁמְךָ הַגָּדוֹל.)</text:span></text:p>
      <text:p text:style-name="P110"><text:span text:style-name="T111">וְעַל כֻּלָּם יִתְבָּרַךְ וְיִתְרוֹמַם שִׁמְךָ מַלְכֵּֽנוּ תָּמִיד לְעוֹלָם וָעֶד. וְכׇל</text:span><text:span text:style-name="T112">־הַחַיִּים יוֹדֽוּךָ סֶּֽלָה וִיהַלְלוּ אֶת שִׁמְךָ בֶּאֱמֶת הָאֵל יְשׁוּעָתֵֽנוּ וְעֶזְרָתֵֽנוּ סֶֽלָה. בָּרוּךְ אַתָּה יְיָ הַטּוֹב שִׁמְךָ וּלְךָ נָאֶה לְהוֹדוֹת.</text:span></text:p>
      <text:p text:style-name="P113"><text:span text:style-name="T114">שָׁלוֹם רָב עַל יִשְׂרָאֵל עַמְּךָ תָּשִׂים לְעוֹלָם כִּי אַתָּה הוּא מֶֽלֶךְ אָדוֹן לְכׇל</text:span><text:span text:style-name="T115"><text:s/>הַשָּׁלוֹם וְטוֹב בְּעֵינֶֽיךָ לְבָרֵךְ אֶת עַמְּךָ יִשְׂרָאֵל בְּכׇל עֵת וּבְכׇל שָׁעָה בִּשְׁלוֹמֶֽךָ. בָּרוּךְ אַתָּה יְיָ הַמְבָרֵךְ אֶת עַמּוֹ יִשְׂרָאֵל בַּשָּׁלוֹם.</text:span></text:p>
      <text:p text:style-name="P116"><text:span text:style-name="T117">אֱלֹהַי נְצוֹר לְשׁוֹנִי מֵרָע וּשְׂפָתַי מִדַּבֵּר מִרְמָה וְלִמְקַלְלַי נַפְשִׁי<text:s/></text:span><text:span text:style-name="T118">תִדּוֹם וְנַפְשִׁי כֶּעָפָר לַכֹּל תִּהְיֶה. פְּתַח לִבִּי בְּתוֹרָתֶֽךָ וּבְמִצְוֺתֶֽיךָ תִּרְדּוֹף נַפְשִׁי. וְכֹל הַחוֹשְׁבִים עָלַי רָעָה מְהֵרָה הָפֵר עֲצָתָם וְקַלְקֵל מַחֲשַׁבְתָּם. עֲשֵׂה לְמַֽעַן שְׁמֶֽךָ עֲשֵׂה לְמַֽעַן יְמִינֶֽךָ עֲשֵׂה לְמַֽעַן</text:span><text:span text:style-name="T119"><text:s/>קְדֻשָּׁתֶֽךָ עֲשֵׂה לְמַֽעַן תּוֹרָתֶֽךָ. לְמַֽעַן יֵחָלְצוּן יְדִידֶֽיךָ הוֹשִֽׁיעָה יְמִינְךָ וַעֲנֵֽנִי. יִהְיוּ לְרָצוֹן אִמְרֵי פִי וְהֶגְיוֹן לִבִּי לְפָנֶֽיךָ יְיָ צוּרִי וְגֹאֲלִי. עֹשֶׂה שָׁלוֹם בִּמְרוֹמָיו הוּא יַעֲשֶׂה שָׁלוֹם עָלֵֽינוּ וְעַל</text:span><text:span text:style-name="T120"><text:s/>כׇּל־יִשְׂרָאֵל וְאִמְרוּ אָמֵן. יְהִי רָצוֹן מִלְּפָנֶֽיךָ יְיָ אֱלֹהֵֽינוּ וֵאלֹהֵי אֲבוֹתֵֽינוּ שֶׁיִּבָּנֶה בֵּית הַמִּקְדָּשׁ בִּמְהֵרָה בְיָמֵֽינוּ וְתֵן חֶלְקֵֽנוּ בְּתוֹרָתֶֽךָ. וְשָׁם נַעֲבׇדְךָ בְּיִרְאָה כִּימֵי עוֹלָם וּכְשָׁנִים קַדְמוֹנִיּוֹ</text:span><text:span text:style-name="T121">ת. וְעָרְבָה לַייָ מִנְחַת יְהוּדָה וִירוּשָׁלָֽיִם כִּימֵי עוֹלָם וּכְשָׁנִים קַדְמוֹנִיּוֹת.</text:span></text:p>
      <text:p text:style-name="P122"><text:span text:style-name="T123">צִדְקָתְךָ צֶֽדֶק לְעוֹלָם וְתוֹרָתְךָ אֱמֶת. וְצִדְקָתְךָ אֱלֹהִים עַד מָרוֹם אֲשֶׁר עָשִֽׂיתָ גְדֹלוֹת. אֱלֹהִים מִי כָמֽוֹךָ. צִדְקָתְךָ כְּהַרְרֵי אֵל מִשְׁפ</text:span><text:span text:style-name="T124">ָּטֶֽיךָ תְּהוֹם רַבָּה. אָדָם וּבְהֵמָה תוֹשִֽׁיעַ יְיָ.<text:s/></text:span><text:span text:style-name="T125">Kaddish Shalem ,Aleinu, and Mourner’s Kaddish are said here</text:span><text:span text:style-name="T126"><text:s/></text:span></text:p>
      <text:p text:style-name="P127"/>
      <text:p text:style-name="P128"/>
      <text:soft-page-break/>
      <text:p text:style-name="P129"><text:span text:style-name="T130">וְהוּא רַחוּם יְכַפֵּר עָוֺן וְלֹא יַשְׁחִית וְהִרְבָּה לְהָשִׁיב אַפּוֹ וְלֹא יָעִיר כׇּל חֲמָתוֹ. יְיָ, הוֹשִֽׁיעָה הַמֶּֽלֶךְ יַעֲנֵֽנוּ בְיוֹם קׇרְאֵֽנוּ.</text:span></text:p>
      <text:p text:style-name="P131"><text:span text:style-name="T132">בָּרְכוּ אֶת יְיָ הַמְבֹרָךְ. בָּרוּךְ יְיָ הַמְבֹרָךְ לְעוֹלָם וָעֶד.</text:span></text:p>
      <text:p text:style-name="P133"><text:span text:style-name="T134">בָּרוּךְ אַתָּה יְיָ אֱלֹהֵֽינוּ מֶֽלֶךְ הָעוֹלָם אֲשֶׁר<text:s/></text:span><text:span text:style-name="T135">בִּדְבָרוֹ מַעֲרִיב עֲרָבִים. בְּחׇכְמָה פּוֹתֵֽחַ שְׁעָרִים וּבִתְבוּנָה מְשַׁנֶּה עִתִּים וּמַחֲלִיף אֶת הַזְּמַנִּים וּמְסַדֵּר אֶת הַכּוֹכָבִים בְּמִשְׁמְרוֹתֵיהֶם בָּרָקִֽיעַ כִּרְצוֹנוֹ. בּוֹרֵא יוֹם וָלָֽיְלָה גּוֹלֵל אוֹר מִפְּנֵי חֽשֶׁךְ וְחֽשֶׁךְ</text:span><text:span text:style-name="T136"><text:s/>מִפְּנֵי אוֹר וּמַעֲבִיר יוֹם וּמֵֽבִיא לָֽיְלָה וּמַבְדִּיל בֵּין יוֹם וּבֵין לָֽיְלָה יְיָ צְבָאוֹת שְׁמוֹ. אֵל חַי וְקַיָּם תָּמִיד יִמְלֹךְ עָלֵֽינוּ לְעוֹלָם וָעֶד. בָּרוּךְ אַתָּה יְיָ הַמַּעֲרִיב עֲרָבִים.</text:span></text:p>
      <text:p text:style-name="P137"><text:span text:style-name="T138">אַהֲבַת עוֹלָם בֵּית יִשְׂרָאֵל עַמְּךָ אָ</text:span><text:span text:style-name="T139">הָֽבְתָּ. תּוֹרָה וּמִצְוֺת חֻקִּים וּמִשְׁפָּטִים אוֹתָֽנוּ לִמַּֽדְתָּ. עַל כֵּן יְיָ אֱלֹהֵֽינוּ בְּשׇׁכְבֵּֽנוּ וּבְקוּמֵֽנוּ נָשִֽׂיחַ בְּחֻקֶּֽיךָ וְנִשְׂמַח בְּדִבְרֵי תוֹרָתְךָ וּבְמִצְוֺתֶֽיךָ לְעוֹלָם וָעֶד. כִּי הֵם חַיֵּֽינוּ וְאֹֽרֶךְ יָמֵֽינו</text:span><text:span text:style-name="T140">ּ וּבָהֶם נֶהְגֶּה יוֹמָם וָלָֽיְלָה. (ש"ץ) וְאַהֲבָתְךָ אַל תָּסִיר מִמֶּֽנּוּ לְעוֹלָמִים. בָּרוּךְ אַתָּה יְיָ אוֹהֵב עַמּוֹ יִשְׂרָאֵל.</text:span></text:p>
      <text:p text:style-name="P141"><text:span text:style-name="T142">שְׁמַע יִשְׂרָאֵל יְיָ אֱלֹהֵינוּ יְיָ אֶחָד. בָּרוּךְ שֵׁם כְּבוֹד מַלְכוּתוֹ לְעוֹלָם וָעֶד.</text:span></text:p>
      <text:p text:style-name="P143"><text:span text:style-name="T144">וְאָהַבְתָּ אֵת יְיָ<text:s/></text:span><text:span text:style-name="T145">אֱלֹהֶֽיךָ בְּכׇל לְבָבְךָ וּבְכׇל נַפְשְׁךָ וּבְכׇל מְאֹדֶֽךָ. וְהָיוּ הַדְּבָרִים הָאֵֽלֶּה אֲשֶׁר אָנֹכִי מְצַוְּךָ הַיּוֹם עַל לְבָבֶֽךָ. וְשִׁנַּנְתָּם לְבָנֶֽיךָ וְדִבַּרְתָּ בָּם בְּשִׁבְתְּךָ בְּבֵיתֶֽךָ וּבְלֶכְתְּךָ בַדֶּֽרֶךְ וּבְשׇׁכְבְּךָ וּבְ</text:span><text:span text:style-name="T146">קוּמֶֽךָ. וּקְשַׁרְתָּם לְאוֹת עַל יָדֶֽךָ וְהָיוּ לְטֹטָפֹת בֵּין עֵינֶֽיךָ. וּכְתַבְתָּם עַל מְזֻזוֹת בֵּיתֶֽךָ וּבִשְׁעָרֶֽיךָ.</text:span></text:p>
      <text:p text:style-name="P147"><text:span text:style-name="T148">וְהָיָה אִם שָׁמֹֽעַ תִּשְׁמְעוּ אֶל מִצְוֺתַי אֲשֶׁר אָנֹכִי מְצַוֶּה אֶתְכֶם הַיּוֹם לְאַהֲבָה אֶת יְיָ אֱלֹהֵיכֶם וּלְעׇבְ</text:span><text:span text:style-name="T149">דוֹ בְּכׇל לְבַבְכֶם וּבְכׇל נַפְשְׁכֶם. וְנָתַתִּי מְטַר אַרְצְכֶם בְּעִתּוֹ יוֹרֶה וּמַלְקוֹשׁ. וְאָסַפְתָּ דְגָנֶֽךָ וְתִירֹשְׁךָ וְיִצְהָרֶֽךָ. וְנָתַתִּי עֵֽשֶׂב בְּשָׂדְךָ לִבְהֶמְתֶּֽךָ. וְאָכַלְתָּ וְשָׂבָֽעְתָּ. הִשָּֽמְרוּ לָכֶם פֶּן יִפְתֶּה לְב</text:span><text:span text:style-name="T150">ַבְכֶם וְסַרְתֶּם וַעֲבַדְתֶּם אֱלֹהִים אֲחֵרִים וְהִשְׁתַּחֲוִיתֶם לָהֶם. וְחָרָה אַף יְיָ בָּכֶם וְעָצַר אֶת הַשָּׁמַֽיִם וְלֹא יִהְיֶה מָטָר וְהָאֲדָמָה לֹא תִתֵּן אֶת יְבוּלָהּ. וַאֲבַדְתֶּם מְהֵרָה מֵעַל הָאָֽרֶץ הַטֹּבָה אֲשֶׁר יְיָ נֹתֵן לָכֶם. וְשַ</text:span><text:span text:style-name="T151">ׂמְתֶּם אֶת דְּבָרַי אֵֽלֶּה עַל לְבַבְכֶם וְעַל נַפְשְׁכֶם. וּקְשַׁרְתֶּם אֹתָם לְאוֹת עַל יֶדְכֶם וְהָיוּ לְטוֹטָפֹת בֵּין עֵינֵיכֶם. וְלִמַּדְתֶּם אֹתָם אֶת בְּנֵיכֶם לְדַבֵּר בָּם בְּשִׁבְתְּךָ בְּבֵיתֶֽךָ וּבְלֶכְתְּךָ בַדֶּֽרֶךְ וּבְשׇׁכְבְּךָ וּבְקו</text:span><text:span text:style-name="T152">ּמֶֽךָ. וּכְתַבְתָּם עַל מְזוּזוֹת בֵּיתֶֽךָ וּבִשְׁעָרֶֽיךָ. לְמַֽעַן יִרְבּוּ יְמֵיכֶם וִימֵי בְנֵיכֶם עַל הָאֲדָמָה אֲשֶׁר נִשְׁבַּע יְיָ לַאֲבֹתֵיכֶם לָתֵת לָהֶם כִּימֵי הַשָּׁמַֽיִם עַל הָאָֽרֶץ.</text:span></text:p>
      <text:p text:style-name="P153"><text:span text:style-name="T154">וַיֹּֽאמֶר יְיָ אֶל מֹשֶׁה לֵּאמֹר: דַּבֵּר אֶל בְּנֵי<text:s/></text:span><text:span text:style-name="T155">יִשְׂרָאֵל וְאָמַרְתָּ אֲלֵהֶם וְעָשׂוּ לָהֶם צִיצִת עַל כַּנְפֵי בִגְדֵיהֶם לְדֹרֹתָם. וְנָתְנוּ עַל צִיצִת הַכָּנָף פְּתִיל תְּכֵֽלֶת. וְהָיָה לָכֶם לְצִיצִת וּרְאִיתֶם אֹתוֹ וּזְכַרְתֶּם אֶת כׇּל־מִצְוֺת יְיָ וַעֲשִׂיתֶם אֹתָם. וְלֹא תָתֽוּרוּ אַחֲרֵי ל</text:span><text:span text:style-name="T156">ְבַבְכֶם וְאַחֲרֵי עֵינֵיכֶם אֲשֶׁר אַתֶּם זֹנִים אַחֲרֵיהֶם. לְמַֽעַן תִּזְכְּרוּ וַעֲשִׂיתֶם אֶת כׇּל־מִצְוֺתָי. וִהְיִיתֶם קְדֹשִׁים לֵאלֹהֵיכֶם. אֲנִי יְיָ אֱלֹהֵיכֶם אֲשֶׁר הוֹצֵֽאתִי אֶתְכֶם מֵאֶֽרֶץ מִצְרַֽיִם לִהְיוֹת לָכֶם לֵאלֹהִים. אֲנִי <text:s/>יְיָ א</text:span><text:span text:style-name="T157">ֱלֹהֵיכֶם</text:span></text:p>
      <text:p text:style-name="P158"><text:span text:style-name="T159">אֱמֶת וֶאֱמוּנָה כׇּל זֹאת וְקַיָּם עָלֵֽינוּ כִּי הוּא יְיָ אֱלֹהֵֽינוּ וְאֵין זוּלָתוֹ וַאֲנַֽחְנוּ יִשְׂרָאֵל עַמּוֹ. הַפּוֹדֵֽנוּ מִיַּד מְלָכִים מַלְכֵּֽנוּ הַגּוֹאֲלֵֽנוּ מִכַּף כׇּל הֶעָרִיצִים. הָאֵל הַנִּפְרָע לָֽנוּ מִצָּרֵֽינוּ וְהַמְש</text:span><text:span text:style-name="T160">ַׁלֵּם גְּמוּל לְכׇל אֹיְבֵי נַפְשֵֽׁנוּ. הָעֹשֶׂה גְדֹלוֹת עַד אֵין חֵֽקֶר וְנִפְלָאוֹת עַד אֵין מִסְפָּר. הַשָּׂם נַפְשֵֽׁנוּ בַּחַיִּים וְלֹא נָתַן לַמּוֹט רַגְלֵֽנוּ. הַמַּדְרִיכֵֽנוּ עַל בָּמוֹת אֹיְבֵֽינוּ וַיָּֽרֶם קַרְנֵֽנוּ עַל כׇּל שׂוֹנְאֵֽינוּ.</text:span><text:span text:style-name="T161"><text:s/>הָעֹֽשֶׂה לָּֽנוּ נִסִּים וּנְקָמָה בְּפַרְעֹה אוֹתוֹת וּמוֹפְתִים בְּאַדְמַת בְּנֵי חָם. הַמַּכֶּה בְעֶבְרָתוֹ כׇּל בְּכוֹרֵי מִצְרָֽיִם וַיּוֹצֵא אֶת עַמּוֹ יִשְׂרָאֵל מִתּוֹכָם לְחֵרוּת עוֹלָם. הַמַּעֲבִיר בָּנָיו בֵּין גִּזְרֵי יַם סוּף. אֶת רוֹדְפֵיה</text:span><text:span text:style-name="T162">ֶם וְאֶת שׂוֹנְאֵיהֶם בִּתְהוֹמוֹת טִבַּע. וְרָאוּ בָנָיו גְּבוּרָתוֹ. שִׁבְּחוּ וְהוֹדוּ לִשְׁמוֹ וּמַלְכוּתוֹ בְרָצוֹן קִבְּלוּ עֲלֵיהֶם.משֶׁה וּבְנֵי יִשְׂרָאֵל לְךָ עָנוּ שִׁירָה בְּשִׂמְחָה רַבָּה וְאָמְרוּ כֻלָּם:</text:span></text:p>
      <text:p text:style-name="P163"><text:span text:style-name="T164">מִי כָמֹֽכָה בָּאֵלִם יְיָ. מִי כָּמ</text:span><text:span text:style-name="T165">ֹֽכָה נֶאְדָּר בַּקֹּֽדֶשׁ נוֹרָא תְהִלֹּת עֹֽשֵׂה פֶֽלֶא. מַלְכוּתְךָ רָאוּ בָנֶֽיךָ בּוֹקֵֽעַ יָם לִפְנֵי משֶׁה. זֶה אֵלִי עָנוּ וְאָמְרוּ: יְיָ יִמְלֹךְ לְעֹלָם וָעֶד. וְנֶאֱמַר: כִּי פָדָה יְיָ אֶת יַעֲקֹב וּגְאָלוֹ מִיַּד חָזָק מִמֶּֽנּוּ. בָּרוּךְ אַ</text:span><text:span text:style-name="T166">תָּה יְיָ גָּאַל יִשְׂרָאֵל.<text:s/></text:span></text:p>
      <text:p text:style-name="P167"><text:span text:style-name="T168">הַשְׁכִּיבֵֽנוּ יְיָ אֱלֹהֵֽינוּ לְשָׁלוֹם. וְהַעֲמִידֵֽנוּ מַלְכֵּֽנוּ לְחַיִּים. וּפְרוֹשׂ עָלֵֽינוּ סֻכַּת שְׁלוֹמֶֽךָ וְתַקְּנֵֽנוּ בְּעֵצָה טוֹבָה מִלְּפָנֶֽיךָ וְהוֹשִׁיעֵֽנוּ לְמַֽעַן שְׁמֶֽךָ. וְהָגֵן בַּעֲדֵֽנוּ וְהָס</text:span><text:span text:style-name="T169">ֵר מֵעָלֵֽינוּ אוֹיֵב דֶּֽבֶר וְחֶֽרֶב וְרָעָב וְיָגוֹן. וְהָסֵר שָׂטָן מִלְּפָנֵֽינוּ וּמֵאַחֲרֵֽינוּ וּבְצֵל כְּנָפֶֽיךָ תַּסְתִּירֵֽנוּ. כִּי אֵל שׁוֹמְרֵֽנוּ וּמַצִּילֵֽנוּ אָֽתָּה כִּי אֵל מֶֽלֶךְ חַנּוּן וְרַחוּם אָֽתָּה. (ש"ץ) וּשְׁמוֹר צֵאתֵֽנוּ וּ</text:span><text:span text:style-name="T170">בוֹאֵֽנוּ לְחַיִּים וּלְשָׁלוֹם מֵעַתָּה וְעַד עוֹלָם. בָּרוּךְ אַתָּה יְיָ שׁוֹמֵר עַמּוֹ יִשְׂרָאֵל לָעַד.</text:span></text:p>
      <text:p text:style-name="P171"><text:span text:style-name="T172">אַתָּה חוֹנֵן לְאָדָם דַּֽעַת וּמְלַמֵּד לֶאֱנוֹשׁ בִּינָה. )אַתָּה חוֹנַנְתָּֽנוּ מַדַּע תּוֹרָתֶֽךָ וַתְּלַמְּדֵֽנוּ לַעֲשׂוֹת חֻקֵּי רְצוֹנֶֽךָ.</text:span><text:span text:style-name="T173"><text:s/>וַתַּבְדֵּל יְיָ אֱלֹהֵֽינוּ בֵּין קֹֽדֶשׁ לְחֹל בֵּין אוֹר לְחֽשֶׁךְ בֵּין יִשְׂרָאֵל לָעַמִּים בֵּין יוֹם הַשְּׁבִיעִי לְשֵֽׁשֶׁת יְמֵי הַמַּעֲשֶׂה. אָבִֽינוּ מַלְכֵּֽנוּ הָחֵל עָלֵֽינוּ הַיָּמִים הַבָּאִים לִקְרָאתֵֽנוּ לְשָׁלוֹם חֲשׂוּכִים מִכׇל חֵטְא</text:span><text:span text:style-name="T174"><text:s/>וּמְנֻקִּים מִכׇל עָוֺן וּמְדֻבָּקִים בְּיִרְאָתֶֽךָ וְ(חׇנֵּֽנוּ מֵאִתְּךָ דֵּעָה בִּינָה וְהַשְׁכֵּל. בָּרוּךְ אַתָּה יְיָ חוֹנֵן הַדָּֽעַת.</text:span></text:p>
      <text:p text:style-name="P175"><text:span text:style-name="T176">הֲשִׁיבֵֽנוּ אָבִֽינוּ לְתוֹרָתֶֽךָ וְקָרְבֵֽנוּ מַלְכֵּֽנוּ לַעֲבוֹדָתֶֽךָ וְהַחֲזִירֵֽנוּ בִּתְשׁוּבָה<text:s/></text:span><text:span text:style-name="T177">שְׁלֵמָה לְפָנֶֽיךָ. בָּרוּךְ אַתָּה יְיָ הָרוֹצֶה בִּתְשׁוּבָה.</text:span></text:p>
      <text:p text:style-name="P178"><text:span text:style-name="T179">סְלַח לָֽנוּ אָבִֽינוּ כִּי חָטָֽאנוּ מְחַל לָֽנוּ מַלְכֵּֽנוּ כִּי פָשָֽׁעְנוּ כִּי מוֹחֵל וְסוֹלֵֽחַ אָֽתָּה. בָּרוּךְ אַתָּה יְיָ חַנּוּן הַמַּרְבֶּה לִסְלֽוֹחַ.</text:span></text:p>
      <text:p text:style-name="P180"><text:span text:style-name="T181">רְאֵה נָא בְעׇנְיֵֽנוּ וְר</text:span><text:span text:style-name="T182">ִיבָה רִיבֵֽנוּ וּגְאָלֵֽנוּ מְהֵרָה לְמַֽעַן שְׁמֶֽךָ כִּי גּוֹאֵל חָזָק אָֽתָּה. בָּרוּךְ אַתָּה יְיָ גּוֹאֵל יִשְׂרָאֵל.</text:span></text:p>
      <text:p text:style-name="P183"><text:span text:style-name="T184">רְפָאֵֽנוּ יְיָ וְנֵרָפֵא הוֹשִׁיעֵֽנוּ וְנִוָּשֵֽׁעָה כִּי תְהִלָּתֵֽנוּ אָֽתָּה. וְהַעֲלֵה רְפוּאָה שְׁלֵמָה לְכׇל מַכּוֹתֵֽינוּ כ</text:span><text:span text:style-name="T185">ִּי אֵל מֶֽלֶךְ רוֹפֵא נֶאֱמָן וְרַחֲמָן אָֽתָּה. בָּרוּךְ אַתָּה יְיָ רוֹפֵא חוֹלֵי עַמּוֹ יִשְׂרָאֵל.</text:span></text:p>
      <text:p text:style-name="P186"><text:span text:style-name="T187">בָּרֵךְ עָלֵֽינוּ יְיָ אֱלֹהֵֽינוּ אֶת הַשָּׁנָה הַזֹּאת וְאֶת כָּל מִינֵי תְבוּאָתָהּ לְטוֹבָה (בקיץ:‏ וְתֵן בְּרָכָה) (בחורף:‏ וְתֵן טַל וּמָטָר לִבְר</text:span><text:span text:style-name="T188">ָכָה) עַל פְּנֵי הָאֲדָמָה וְשַׂבְּעֵֽנוּ מִטּוּבָהּ‏ וּבָרֵךְ שְׁנָתֵֽנוּ כַּשָּׁנִים הַטּוֹבוֹת. בָּרוּךְ אַתָּה יְיָ מְבָרֵךְ הַשָּׁנִים.</text:span></text:p>
      <text:p text:style-name="P189"><text:span text:style-name="T190">תְּקַע בְּשׁוֹפָר גָּדוֹל לְחֵרוּתֵֽנוּ וְשָׂא נֵס לְקַבֵּץ גָּלֻיּוֹתֵֽינוּ וְקַבְּצֵֽנוּ יַֽחַד מְהֵרָה מֵאַרְבַּ</text:span><text:span text:style-name="T191">ע כַּנְפוֹת הָאָֽרֶץ. בָּרוּךְ אַתָּה יְיָ מְקַבֵּץ נִדְחֵי עַמּוֹ יִשְׂרָאֵל.</text:span></text:p>
      <text:p text:style-name="P192"><text:span text:style-name="T193">הָשִֽׁיבָה שׁוֹפְטֵֽינוּ כְּבָרִאשׁוֹנָה וְיוֹעֲצֵֽינוּ כְּבַתְּחִלָּה. וְהָסֵר מִמֶּֽנּוּ יָגוֹן וַאֲנָחָה. וּמְלוֹךְ עָלֵֽינוּ אַתָּה יְיָ לְבַדְּךָ בְּחֶֽסֶד וּבְרַחֲמִים וְצ</text:span><text:span text:style-name="T194">ַדְּקֵֽנוּ בַּמִּשְׁפָּט. בָּרוּךְ אַתָּה יְיָ מֶֽלֶךְ אוֹהֵב צְדָקָה וּמִשְׁפָּט.</text:span></text:p>
      <text:p text:style-name="P195"><text:span text:style-name="T196">וְלַמַּלְשִׁינִים אַל תְּהִי תִקְוָה וְכׇל הָרִשְׁעָה כְּרֶֽגַע תֺּאבֵד וְכָל אֹיְבֶֽיךָ מְהֵרָה יִכָּרֵֽתוּ. וְהַזֵּדִים מְהֵרָה תְעַקֵּר וּתְשַׁבֵּר וּתְמַגֵּר וְתַכְנִֽיע</text:span><text:span text:style-name="T197">ַ בִּמְהֵרָה בְיָמֵֽינוּ. בָּרוּךְ אַתָּה יְיָ שׁוֹבֵר אֹיְבִים וּמַכְנִֽיעַ זֵדִים.</text:span></text:p>
      <text:p text:style-name="P198"><text:span text:style-name="T199">עַל הַצַּדִּיקִים וְעַל הַחֲסִידִים וְעַל זִקְנֵי עַמְּךָ בֵּית יִשְׂרָאֵל וְעַל פְּלֵיטַת סוֹפְרֵיהֶם וְעַל גֵּרֵי הַצֶּֽדֶק וְעָלֵֽינוּ יֶהֱמוּ נָא רַחֲמֶֽיךָ יְיָ אֱלֹה</text:span><text:span text:style-name="T200">ֵֽינוּ. וְתֵן שָׂכָר טוֹב לְכׇל הַבּוֹטְחִים בְּשִׁמְךָ בֶּאֱמֶת וְשִׂים חֶלְקֵֽנוּ עִמָּהֶם וּלְעוֹלָם לֹא נֵבוֹשׁ כִּי בְךָ בָטָֽחְנוּ. בָּרוּךְ אַתָּה יְיָ מִשְׁעָן וּמִבְטָח לַצַּדִּיקִים.</text:span></text:p>
      <text:p text:style-name="P201"><text:span text:style-name="T202">וְלִירוּשָׁלַֽיִם עִירְךָ בְּרַחֲמִים תָּשׁוּב וְתִשְׁכּוֹן בְּ</text:span><text:span text:style-name="T203">תוֹכָהּ כַּאֲשֶׁר דִּבַּֽרְתָּ. וּבְנֵה אוֹתָהּ בְּקָרוֹב בְּיָמֵֽינוּ בִּנְיַן עוֹלָם. וְכִסֵּא דָוִד מְהֵרָה לְתוֹכָהּ תָּכִין. בָּרוּךְ אַתָּה יְיָ בּוֹנֵה יְרוּשָׁלָֽיִם.</text:span></text:p>
      <text:p text:style-name="P204"><text:span text:style-name="T205">אֶת צֶֽמַח דָּוִד עַבְדְּךָ מְהֵרָה תַצְמִֽיחַ וְקַרְנוֹ תָּרוּם בִּישׁוּעָתֶֽךָ<text:s/></text:span><text:span text:style-name="T206">כִּי לִישׁוּעָתְךָ קִוִּינוּ כׇל הַיּוֹם. בָּרוּךְ אַתָּה יְיָ מַצְמִֽיחַ קֶֽרֶן יְשׁוּעָה.</text:span></text:p>
      <text:p text:style-name="P207"><text:span text:style-name="T208">שְׁמַע קוֹלֵֽנוּ יְיָ אֱלֹהֵֽינוּ. חוּס וְרַחֵם עָלֵֽינוּ וְקַבֵּל בְּרַחֲמִים וּבְרָצוֹן אֶת תְּפִלָּתֵֽנוּ כִּי אֵל שׁוֹמֵֽעַ תְּפִלּוֹת וְתַחֲנוּנִים אָֽתָּה. וּ</text:span><text:span text:style-name="T209">מִלְּפָנֶֽיךָ מַלְכֵּֽנוּ רֵיקָם אַל תְּשִׁיבֵֽנוּ כִּי אַתָּה שׁוֹמֵֽעַ תְּפִלַּת עַמְּךָ יִשְׂרָאֵל בְּרַחֲמִים. בָּרוּךְ אַתָּה יְיָ שׁוֹמֵֽעַ תְּפִלָּה.<text:s/></text:span></text:p>
      <text:p text:style-name="P210"><text:span text:style-name="T211">Continue with “retzei” to the end of the Amidah</text:span><text:span text:style-name="T212">.</text:span></text:p>
      <text:p text:style-name="P213"><text:span text:style-name="T214">(וִיהִי נֹֽעַם אֲדֹנָי אֱלֹהֵֽינוּ עָלֵֽינוּ וּמַ</text:span><text:span text:style-name="T215">עֲשֵׂה יָדֵֽינוּ כּוֹנְנָה עָלֵֽינוּ וּמַעֲשֵׂה יָדֵֽינוּ כּוֹנְנֵֽהוּ.י ֹשֵׁב בְּסֵֽתֶר עֶלְיוֹן בְּצֵל שַׁדַּי יִתְלוֹנָן. אֹמַר לַייָ מַחְסִי וּמְצוּדָתִי אֱלֹהַי אֶבְטַח־בּוֹ. כִּי הוּא יַצִּילְךָ מִפַּח יָקוּשׁ מִדֶּֽבֶר הַוּוֹת. בְּאֶבְרָתוֹ יָֽסֶךְ<text:s/></text:span><text:span text:style-name="T216">לָךְ וְתַֽחַת כְּנָפָיו תֶּחְסֶה. צִנָּה וְסֹחֵרָה אֲמִתּוֹ. לֹא תִירָא מִפַּֽחַד לָֽיְלָה מֵחֵץ יָעוּף יוֹמָם. מִדֶּֽבֶר בָּאֹֽפֶל יַהֲלֹךְ מִקֶּֽטֶב יָשׁוּד צׇהֳרָֽיִם. יִפֹּל מִצִּדְּךָ אֶֽלֶף וּרְבָבָה מִימִינֶֽךָ. אֵלֶֽיךָ לֹא יִגָּשׁ. רַק בְּעֵינֶֽיך</text:span><text:span text:style-name="T217">ָ תַבִּיט וְשִׁלֻּמַת רְשָׁעִים תִּרְאֶה. כִּי אַתָּה יְיָ מַחְסִי. עֶלְיוֹן שַֽׂמְתָּ מְעוֹנֶֽךָ. לֹא תְאֻנֶּה אֵלֶֽיךָ רָעָה וְנֶֽגַע לֹא יִקְרַב בְּאׇהֳלֶֽךָ. כִּי מַלְאָכָיו יְצַוֶּה־לָּךְ לִשְׁמׇרְךָ בְּכׇל דְּרָכֶֽיךָ. עַל כַּפַּֽיִם יִשָּׂאֽוּנְךָ פ</text:span><text:span text:style-name="T218">ֶּן תִּגֹּף בָּאֶֽבֶן רַגְלֶֽךָ. עַל שַֽׁחַל וָפֶֽתֶן תִּדְרֹךְ תִּרְמֹס כְּפִיר וְתַנִּין. כִּי בִי חָשַׁק וַאֲפַלְּטֵֽהוּ. אֲשַׂגְּבֵהוּ כִּי יָדַע שְׁמִי. יִקְרָאֵֽנִי וְאֶעֱנֵֽהוּ עִמּוֹ אָנֹכִי בְצָרָה. אֲחַלְּצֵֽהוּ וַאֲכַבְּדֵֽהוּ. אֹֽרֶךְ יָמִים אַ</text:span><text:span text:style-name="T219">שְׂבִּיעֵֽהוּ וְאַרְאֵֽהוּ בִּישׁוּעָתִי. אֹֽרֶךְ יָמִים אַשְׂבִּיעֵֽהוּ וְאַרְאֵֽהוּ בִּישׁוּעָתִי.)</text:span></text:p>
      <text:p text:style-name="P220"><text:span text:style-name="T221">At the end of Shabbat, Kedusha deSidra (printed above) is said here</text:span><text:span text:style-name="T222">.</text:span></text:p>
      <text:p text:style-name="P223"><text:span text:style-name="T224">עָלֵֽינוּ לְשַׁבֵּֽחַ לַאֲדוֹן הַכֹּל לָתֵת גְּדֻלָּה לְיוֹצֵר בְּרֵאשִׁית שֶׁלֺּא עָ</text:span><text:span text:style-name="T225">שָֽׂנוּ כְּגוֹיֵי הָאֲרָצוֹת וְלֺא שָׂמָֽנוּ כְּמִשְׁפְּחוֹת הָאֲדָמָה. שֶׁלֺּא שָׂם חֶלְקֵֽנוּ כָּהֶם וְגוֹרָלֵֽנוּ כְּכׇל הֲמוֹנָם. וַאֲנַֽחְנוּ כּוֹרְעִים וּמִשְׁתַּחֲוִים וּמוֹדִים לִפְנֵי מֶֽלֶךְ מַלְכֵי הַמְּלָכִים הַקָּדוֹשׁ בָּרוּךְ הוּא שֶׁהוּא נו</text:span><text:span text:style-name="T226">ֹטֶה שָׁמַֽיִם וְיוֹסֵד אָֽרֶץ וּמוֹשַׁב יְקָרוֹ בַּשָּׁמַֽיִם מִמַּֽעַל וּשְׁכִינַת עֻזּוֹ בְּגָבְהֵי מְרוֹמִים. הוּא אֱלֺהֵֽינוּ אֵין עוֹד. אֱמֶת מַלְכֵּֽנוּ אֶֽפֶס זוּלָתוֹ כַּכָּתוּב בְּתוֹרָתוֹ: וְיָדַעְתָּ הַיּוֹם וַהֲשֵׁבֹתָ אֶל לְבָבֶֽךָ כִּי יְיָ<text:s/></text:span><text:span text:style-name="T227">הוּא הָאֱלֺהִים בַּשָּׁמַֽיִם מִמַּֽעַל וְעַל הָאָֽרֶץ מִתָּֽחַת אֵין עוֹד.</text:span></text:p>
      <text:p text:style-name="P228"><text:span text:style-name="T229">עַל כֵּן נְקַוֶּה לְךָ יְיָ אֱלֺהֵֽינוּ לִרְאוֹת מְהֵרָה בְּתִפְאֶֽרֶת עֻזֶּֽךָ לְהַעֲבִיר גִּלּוּלִים מִן הָאָֽרֶץ וְהָאֱלִילִים כָּרוֹת יִכָּרֵתוּן. לְתַקֵּן עוֹלָם בְּמַלְכוּת ש</text:span><text:span text:style-name="T230">ַׁדַּי וְכׇל בְּנֵי בָשָׂר יִקְרְאוּ בִשְׁמֶֽךָ לְהַפְנוֹת אֵלֶֽיךָ כׇּל רִשְׁעֵי אָֽרֶץ. יַכִּֽירוּ וְיֵדְעוּ כׇּל יוֹשְׁבֵי תֵבֵל כִּי לְךָ תִּכְרַע כׇּל בֶּֽרֶךְ תִּשָּׁבַע כׇּל לָשׁוֹן. לְפָנֶֽיךָ יְיָ אֱלֺהֵֽינוּ יִכְרְעוּ וְיִפֹּֽלוּ וְלִכְבוֹד שִׁמְ</text:span><text:span text:style-name="T231">ךָ יְקָר יִתֵּֽנוּ וִיקַבְּלוּ כֻלָּם אֶת עֹל מַלְכוּתֶֽךָ וְתִמְלוֹךְ עֲלֵיהֶם מְהֵרָה לְעוֹלָם וָעֶד. כִּי הַמַּלְכוּת שֶׁלְּךָ הִיא וּלְעֽוֹלְמֵי עַד תִּמְלוֹךְ בְּכָבוֹד כַּכָּתוּב בְּתוֹרָתֶֽךָ: יְיָ יִמְלֺךְלְעֹלָם וָעֶד. וְנֶאֱמַר: וְהָיָה יְיָ לְמֶ</text:span><text:span text:style-name="T232">ֽלֶךְ עַל כׇּל הָאָֽרֶץ. בַּיּוֹם הַהוּא יִהְיֶה יְיָ אֶחָד וּשְׁמוֹ אֶחָד.</text:span></text:p>
      <text:p text:style-name="P233">Text of kaddish</text:p>
      <text:p text:style-name="P234"><text:span text:style-name="T235">יִתְגַּדַּל וְיִתְקַדַּשׁ שְׁמֵהּ רַבָּא בְּעָלְמָא דִּי־בְרָא כִרְעוּתֵהּ. וְיַמְלִיךְ מַלְכוּתֵהּ בְּחַיֵּיכוֹן וּבְיוֹמֵיכוֹן וּבְחַיֵּי דְכׇל־בֵּית יִשְׂרָאֵל ב</text:span><text:span text:style-name="T236">ַּעֲגָלָא וּבִזְמַן קָרִיב וְאִמְרוּ אָמֵן. יְהֵא שְׁמֵהּ רַבָּא מְבָרַךְ לְעָלַם וּלְעָלְמֵי עָלְמַיָּא. יִתְבָּרַךְ וְיִשְׁתַּבַּח וְיִתְפָּאַר וְיִתְרוֹמָם וְיִתְנַשֵּׂא וְיִתְהַדָּר וְיִתְעַלֶּה וְיִתְהַלָּל שְׁמֵהּ דְּקֻדְשָׁא בְּרִיךְ הוּא לְעֵֽלָּא<text:s/></text:span><text:span text:style-name="T237">מִן כׇּל־בִּרְכָתָא וְשִׁירָתָא תֻּשְׁבְּחָתָא וְנֶחֱמָתָא דַּאֲמִירָן בְּעָלְמָא וְאִמְרוּ אָמֵן.</text:span></text:p>
      <text:p text:style-name="P238"><text:span text:style-name="T239">תִּתְקַבַּל צְלוֹתְהוֹן וּבָעוּתְהוֹן דְּכׇל־בֵּית יִשְׂרָאֵל קֳדָם אֲבוּהוֹן דִּי בִשְׁמַיָּא וְאִמְרוּ אָמֵן.</text:span></text:p>
      <text:p text:style-name="P240"><text:span text:style-name="T241">יְהֵא שְׁלָמָא רַבָּא מִן שְׁמַיָּא וְחַיִּים</text:span><text:span text:style-name="T242"><text:s/>טוֹבִים עָלֵֽינוּ וְעַל כׇּל־יִשְׂרָאֵל וְאִמְרוּ אָמֵן. עֹשֶׂה שָׁלוֹם בִּמְרוֹמָיו הוּא בְּרַחֲמָיו יַעֲשֶׂה שָׁלוֹם עָלֵֽינוּ וְעַל כׇּל־יִשְׂרָאֵל 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18T01:38:00Z</meta:creation-date>
    <dc:date>2020-10-18T01:56:00Z</dc:date>
    <meta:template xlink:href="Normal.dotm" xlink:type="simple"/>
    <meta:editing-cycles>3</meta:editing-cycles>
    <meta:editing-duration>PT180S</meta:editing-duration>
    <meta:document-statistic meta:page-count="2" meta:paragraph-count="53" meta:word-count="4008" meta:character-count="26805" meta:row-count="190" meta:non-whitespace-character-count="22850"/>
  </office:meta>
</office:document-meta>
</file>